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0">
      <style:table-cell-properties fo:background-color="#e16173"/>
    </style:style>
    <style:style style:name="ce9" style:family="table-cell" style:parent-style-name="Default" style:data-style-name="N0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red resistor dropper on high side for red on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formula="of:=0.65-12.9+1.6" office:value-type="float" office:value="-10.65" calcext:value-type="float">
            <text:p>-10.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/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hysical order</text:p>
          </table:table-cell>
          <table:table-cell office:value-type="string" calcext:value-type="string">
            <text:p>silkscreen</text:p>
          </table:table-cell>
          <table:table-cell office:value-type="string" calcext:value-type="string">
            <text:p>high red MATXX</text:p>
          </table:table-cell>
          <table:table-cell office:value-type="string" calcext:value-type="string">
            <text:p>high green</text:p>
          </table:table-cell>
          <table:table-cell office:value-type="string" calcext:value-type="string">
            <text:p>low red</text:p>
          </table:table-cell>
          <table:table-cell office:value-type="string" calcext:value-type="string">
            <text:p>low green</text:p>
          </table:table-cell>
          <table:table-cell office:value-type="string" calcext:value-type="string">
            <text:p>red high gpio</text:p>
          </table:table-cell>
          <table:table-cell office:value-type="string" calcext:value-type="string">
            <text:p>green high</text:p>
          </table:table-cell>
          <table:table-cell office:value-type="string" calcext:value-type="string">
            <text:p>low red</text:p>
          </table:table-cell>
          <table:table-cell office:value-type="string" calcext:value-type="string">
            <text:p>low green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red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green</text:p>
          </table:table-cell>
        </table:table-row>
        <table:table-row table:style-name="ro1">
          <table:table-cell table:style-name="ce7" office:value-type="string" calcext:value-type="string">
            <text:p>low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]=7;0;IF([.D2]=5;1;IF([.D2]=6;2;IF([.D2]=0;3;IF([.D2]=4;4;IF([.D2]=1;5;IF([.D2]=2;6;7)))))))" office:value-type="float" office:value="6" calcext:value-type="float">
            <text:p>6</text:p>
          </table:table-cell>
          <table:table-cell table:formula="of:=IF([.E2]=7;0;IF([.E2]=5;1;IF([.E2]=6;2;IF([.E2]=0;3;IF([.E2]=4;4;IF([.E2]=1;5;IF([.E2]=2;6;7)))))))" office:value-type="float" office:value="7" calcext:value-type="float">
            <text:p>7</text:p>
          </table:table-cell>
          <table:table-cell table:formula="of:=IF([.F2]=7;0;IF([.F2]=5;1;IF([.F2]=6;2;IF([.F2]=0;3;IF([.F2]=4;4;IF([.F2]=1;5;IF([.F2]=2;6;7)))))))" office:value-type="float" office:value="5" calcext:value-type="float">
            <text:p>5</text:p>
          </table:table-cell>
          <table:table-cell table:formula="of:=IF([.G2]=7;0;IF([.G2]=5;1;IF([.G2]=6;2;IF([.G2]=0;3;IF([.G2]=4;4;IF([.G2]=1;5;IF([.G2]=2;6;7)))))))" office:value-type="float" office:value="5" calcext:value-type="float">
            <text:p>5</text:p>
          </table:table-cell>
          <table:table-cell table:formula="of:=DEC2HEX(BITOR(BITLSHIFT(1; [.H2]);BITLSHIFT(1; [.J2]));2)" office:value-type="string" office:string-value="60" calcext:value-type="string">
            <text:p>60</text:p>
          </table:table-cell>
          <table:table-cell table:formula="of:=DEC2HEX(BITLSHIFT(1; [.H2]);2)" office:value-type="string" office:string-value="40" calcext:value-type="string">
            <text:p>40</text:p>
          </table:table-cell>
          <table:table-cell table:formula="of:=COM.MICROSOFT.CONCAT(&quot;0x&quot;;[.L2];[.M2];&quot;,&quot;)" office:value-type="string" office:string-value="0x6040," calcext:value-type="string">
            <text:p>0x6040,</text:p>
          </table:table-cell>
          <table:table-cell table:formula="of:=DEC2HEX(BITOR(BITLSHIFT(1; [.I2]);BITLSHIFT(1; [.K2]));2)" office:value-type="string" office:string-value="A0" calcext:value-type="string">
            <text:p>A0</text:p>
          </table:table-cell>
          <table:table-cell table:formula="of:=DEC2HEX(BITLSHIFT(1; [.I2]);2)" office:value-type="string" office:string-value="80" calcext:value-type="string">
            <text:p>80</text:p>
          </table:table-cell>
          <table:table-cell table:formula="of:=COM.MICROSOFT.CONCAT(&quot;0x&quot;;[.O2];[.P2];&quot;,&quot;)" office:value-type="string" office:string-value="0xA080," calcext:value-type="string">
            <text:p>0xA080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]=7;0;IF([.D3]=5;1;IF([.D3]=6;2;IF([.D3]=0;3;IF([.D3]=4;4;IF([.D3]=1;5;IF([.D3]=2;6;7)))))))" office:value-type="float" office:value="6" calcext:value-type="float">
            <text:p>6</text:p>
          </table:table-cell>
          <table:table-cell table:formula="of:=IF([.E3]=7;0;IF([.E3]=5;1;IF([.E3]=6;2;IF([.E3]=0;3;IF([.E3]=4;4;IF([.E3]=1;5;IF([.E3]=2;6;7)))))))" office:value-type="float" office:value="7" calcext:value-type="float">
            <text:p>7</text:p>
          </table:table-cell>
          <table:table-cell table:formula="of:=IF([.F3]=7;0;IF([.F3]=5;1;IF([.F3]=6;2;IF([.F3]=0;3;IF([.F3]=4;4;IF([.F3]=1;5;IF([.F3]=2;6;7)))))))" office:value-type="float" office:value="3" calcext:value-type="float">
            <text:p>3</text:p>
          </table:table-cell>
          <table:table-cell table:formula="of:=IF([.G3]=7;0;IF([.G3]=5;1;IF([.G3]=6;2;IF([.G3]=0;3;IF([.G3]=4;4;IF([.G3]=1;5;IF([.G3]=2;6;7)))))))" office:value-type="float" office:value="3" calcext:value-type="float">
            <text:p>3</text:p>
          </table:table-cell>
          <table:table-cell table:formula="of:=DEC2HEX(BITOR(BITLSHIFT(1; [.H3]);BITLSHIFT(1; [.J3]));2)" office:value-type="string" office:string-value="48" calcext:value-type="string">
            <text:p>48</text:p>
          </table:table-cell>
          <table:table-cell table:formula="of:=DEC2HEX(BITLSHIFT(1; [.H3]);2)" office:value-type="string" office:string-value="40" calcext:value-type="string">
            <text:p>40</text:p>
          </table:table-cell>
          <table:table-cell table:formula="of:=COM.MICROSOFT.CONCAT(&quot;0x&quot;;[.L3];[.M3];&quot;,&quot;)" office:value-type="string" office:string-value="0x4840," calcext:value-type="string">
            <text:p>0x4840,</text:p>
          </table:table-cell>
          <table:table-cell table:formula="of:=DEC2HEX(BITOR(BITLSHIFT(1; [.I3]);BITLSHIFT(1; [.K3]));2)" office:value-type="string" office:string-value="88" calcext:value-type="string">
            <text:p>88</text:p>
          </table:table-cell>
          <table:table-cell table:formula="of:=DEC2HEX(BITLSHIFT(1; [.I3]);2)" office:value-type="string" office:string-value="80" calcext:value-type="string">
            <text:p>80</text:p>
          </table:table-cell>
          <table:table-cell table:formula="of:=COM.MICROSOFT.CONCAT(&quot;0x&quot;;[.O3];[.P3];&quot;,&quot;)" office:value-type="string" office:string-value="0x8880," calcext:value-type="string">
            <text:p>0x8880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]=7;0;IF([.D4]=5;1;IF([.D4]=6;2;IF([.D4]=0;3;IF([.D4]=4;4;IF([.D4]=1;5;IF([.D4]=2;6;7)))))))" office:value-type="float" office:value="1" calcext:value-type="float">
            <text:p>1</text:p>
          </table:table-cell>
          <table:table-cell table:formula="of:=IF([.E4]=7;0;IF([.E4]=5;1;IF([.E4]=6;2;IF([.E4]=0;3;IF([.E4]=4;4;IF([.E4]=1;5;IF([.E4]=2;6;7)))))))" office:value-type="float" office:value="4" calcext:value-type="float">
            <text:p>4</text:p>
          </table:table-cell>
          <table:table-cell table:formula="of:=IF([.F4]=7;0;IF([.F4]=5;1;IF([.F4]=6;2;IF([.F4]=0;3;IF([.F4]=4;4;IF([.F4]=1;5;IF([.F4]=2;6;7)))))))" office:value-type="float" office:value="3" calcext:value-type="float">
            <text:p>3</text:p>
          </table:table-cell>
          <table:table-cell table:formula="of:=IF([.G4]=7;0;IF([.G4]=5;1;IF([.G4]=6;2;IF([.G4]=0;3;IF([.G4]=4;4;IF([.G4]=1;5;IF([.G4]=2;6;7)))))))" office:value-type="float" office:value="3" calcext:value-type="float">
            <text:p>3</text:p>
          </table:table-cell>
          <table:table-cell table:formula="of:=DEC2HEX(BITOR(BITLSHIFT(1; [.H4]);BITLSHIFT(1; [.J4]));2)" office:value-type="string" office:string-value="0A" calcext:value-type="string">
            <text:p>0A</text:p>
          </table:table-cell>
          <table:table-cell table:formula="of:=DEC2HEX(BITLSHIFT(1; [.H4]);2)" office:value-type="string" office:string-value="02" calcext:value-type="string">
            <text:p>02</text:p>
          </table:table-cell>
          <table:table-cell table:formula="of:=COM.MICROSOFT.CONCAT(&quot;0x&quot;;[.L4];[.M4];&quot;,&quot;)" office:value-type="string" office:string-value="0x0A02," calcext:value-type="string">
            <text:p>0x0A02,</text:p>
          </table:table-cell>
          <table:table-cell table:formula="of:=DEC2HEX(BITOR(BITLSHIFT(1; [.I4]);BITLSHIFT(1; [.K4]));2)" office:value-type="string" office:string-value="18" calcext:value-type="string">
            <text:p>18</text:p>
          </table:table-cell>
          <table:table-cell table:formula="of:=DEC2HEX(BITLSHIFT(1; [.I4]);2)" office:value-type="string" office:string-value="10" calcext:value-type="string">
            <text:p>10</text:p>
          </table:table-cell>
          <table:table-cell table:formula="of:=COM.MICROSOFT.CONCAT(&quot;0x&quot;;[.O4];[.P4];&quot;,&quot;)" office:value-type="string" office:string-value="0x1810," calcext:value-type="string">
            <text:p>0x1810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7;0;IF([.D5]=5;1;IF([.D5]=6;2;IF([.D5]=0;3;IF([.D5]=4;4;IF([.D5]=1;5;IF([.D5]=2;6;7)))))))" office:value-type="float" office:value="1" calcext:value-type="float">
            <text:p>1</text:p>
          </table:table-cell>
          <table:table-cell table:formula="of:=IF([.E5]=7;0;IF([.E5]=5;1;IF([.E5]=6;2;IF([.E5]=0;3;IF([.E5]=4;4;IF([.E5]=1;5;IF([.E5]=2;6;7)))))))" office:value-type="float" office:value="4" calcext:value-type="float">
            <text:p>4</text:p>
          </table:table-cell>
          <table:table-cell table:formula="of:=IF([.F5]=7;0;IF([.F5]=5;1;IF([.F5]=6;2;IF([.F5]=0;3;IF([.F5]=4;4;IF([.F5]=1;5;IF([.F5]=2;6;7)))))))" office:value-type="float" office:value="5" calcext:value-type="float">
            <text:p>5</text:p>
          </table:table-cell>
          <table:table-cell table:formula="of:=IF([.G5]=7;0;IF([.G5]=5;1;IF([.G5]=6;2;IF([.G5]=0;3;IF([.G5]=4;4;IF([.G5]=1;5;IF([.G5]=2;6;7)))))))" office:value-type="float" office:value="5" calcext:value-type="float">
            <text:p>5</text:p>
          </table:table-cell>
          <table:table-cell table:formula="of:=DEC2HEX(BITOR(BITLSHIFT(1; [.H5]);BITLSHIFT(1; [.J5]));2)" office:value-type="string" office:string-value="22" calcext:value-type="string">
            <text:p>22</text:p>
          </table:table-cell>
          <table:table-cell table:formula="of:=DEC2HEX(BITLSHIFT(1; [.H5]);2)" office:value-type="string" office:string-value="02" calcext:value-type="string">
            <text:p>02</text:p>
          </table:table-cell>
          <table:table-cell table:formula="of:=COM.MICROSOFT.CONCAT(&quot;0x&quot;;[.L5];[.M5];&quot;,&quot;)" office:value-type="string" office:string-value="0x2202," calcext:value-type="string">
            <text:p>0x2202,</text:p>
          </table:table-cell>
          <table:table-cell table:formula="of:=DEC2HEX(BITOR(BITLSHIFT(1; [.I5]);BITLSHIFT(1; [.K5]));2)" office:value-type="string" office:string-value="30" calcext:value-type="string">
            <text:p>30</text:p>
          </table:table-cell>
          <table:table-cell table:formula="of:=DEC2HEX(BITLSHIFT(1; [.I5]);2)" office:value-type="string" office:string-value="10" calcext:value-type="string">
            <text:p>10</text:p>
          </table:table-cell>
          <table:table-cell table:formula="of:=COM.MICROSOFT.CONCAT(&quot;0x&quot;;[.O5];[.P5];&quot;,&quot;)" office:value-type="string" office:string-value="0x3010," calcext:value-type="string">
            <text:p>0x301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]=7;0;IF([.D6]=5;1;IF([.D6]=6;2;IF([.D6]=0;3;IF([.D6]=4;4;IF([.D6]=1;5;IF([.D6]=2;6;7)))))))" office:value-type="float" office:value="1" calcext:value-type="float">
            <text:p>1</text:p>
          </table:table-cell>
          <table:table-cell table:formula="of:=IF([.E6]=7;0;IF([.E6]=5;1;IF([.E6]=6;2;IF([.E6]=0;3;IF([.E6]=4;4;IF([.E6]=1;5;IF([.E6]=2;6;7)))))))" office:value-type="float" office:value="4" calcext:value-type="float">
            <text:p>4</text:p>
          </table:table-cell>
          <table:table-cell table:formula="of:=IF([.F6]=7;0;IF([.F6]=5;1;IF([.F6]=6;2;IF([.F6]=0;3;IF([.F6]=4;4;IF([.F6]=1;5;IF([.F6]=2;6;7)))))))" office:value-type="float" office:value="7" calcext:value-type="float">
            <text:p>7</text:p>
          </table:table-cell>
          <table:table-cell table:formula="of:=IF([.G6]=7;0;IF([.G6]=5;1;IF([.G6]=6;2;IF([.G6]=0;3;IF([.G6]=4;4;IF([.G6]=1;5;IF([.G6]=2;6;7)))))))" office:value-type="float" office:value="7" calcext:value-type="float">
            <text:p>7</text:p>
          </table:table-cell>
          <table:table-cell table:formula="of:=DEC2HEX(BITOR(BITLSHIFT(1; [.H6]);BITLSHIFT(1; [.J6]));2)" office:value-type="string" office:string-value="82" calcext:value-type="string">
            <text:p>82</text:p>
          </table:table-cell>
          <table:table-cell table:formula="of:=DEC2HEX(BITLSHIFT(1; [.H6]);2)" office:value-type="string" office:string-value="02" calcext:value-type="string">
            <text:p>02</text:p>
          </table:table-cell>
          <table:table-cell table:formula="of:=COM.MICROSOFT.CONCAT(&quot;0x&quot;;[.L6];[.M6];&quot;,&quot;)" office:value-type="string" office:string-value="0x8202," calcext:value-type="string">
            <text:p>0x8202,</text:p>
          </table:table-cell>
          <table:table-cell table:formula="of:=DEC2HEX(BITOR(BITLSHIFT(1; [.I6]);BITLSHIFT(1; [.K6]));2)" office:value-type="string" office:string-value="90" calcext:value-type="string">
            <text:p>90</text:p>
          </table:table-cell>
          <table:table-cell table:formula="of:=DEC2HEX(BITLSHIFT(1; [.I6]);2)" office:value-type="string" office:string-value="10" calcext:value-type="string">
            <text:p>10</text:p>
          </table:table-cell>
          <table:table-cell table:formula="of:=COM.MICROSOFT.CONCAT(&quot;0x&quot;;[.O6];[.P6];&quot;,&quot;)" office:value-type="string" office:string-value="0x9010," calcext:value-type="string">
            <text:p>0x9010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]=7;0;IF([.D7]=5;1;IF([.D7]=6;2;IF([.D7]=0;3;IF([.D7]=4;4;IF([.D7]=1;5;IF([.D7]=2;6;7)))))))" office:value-type="float" office:value="1" calcext:value-type="float">
            <text:p>1</text:p>
          </table:table-cell>
          <table:table-cell table:formula="of:=IF([.E7]=7;0;IF([.E7]=5;1;IF([.E7]=6;2;IF([.E7]=0;3;IF([.E7]=4;4;IF([.E7]=1;5;IF([.E7]=2;6;7)))))))" office:value-type="float" office:value="4" calcext:value-type="float">
            <text:p>4</text:p>
          </table:table-cell>
          <table:table-cell table:formula="of:=IF([.F7]=7;0;IF([.F7]=5;1;IF([.F7]=6;2;IF([.F7]=0;3;IF([.F7]=4;4;IF([.F7]=1;5;IF([.F7]=2;6;7)))))))" office:value-type="float" office:value="6" calcext:value-type="float">
            <text:p>6</text:p>
          </table:table-cell>
          <table:table-cell table:formula="of:=IF([.G7]=7;0;IF([.G7]=5;1;IF([.G7]=6;2;IF([.G7]=0;3;IF([.G7]=4;4;IF([.G7]=1;5;IF([.G7]=2;6;7)))))))" office:value-type="float" office:value="6" calcext:value-type="float">
            <text:p>6</text:p>
          </table:table-cell>
          <table:table-cell table:formula="of:=DEC2HEX(BITOR(BITLSHIFT(1; [.H7]);BITLSHIFT(1; [.J7]));2)" office:value-type="string" office:string-value="42" calcext:value-type="string">
            <text:p>42</text:p>
          </table:table-cell>
          <table:table-cell table:formula="of:=DEC2HEX(BITLSHIFT(1; [.H7]);2)" office:value-type="string" office:string-value="02" calcext:value-type="string">
            <text:p>02</text:p>
          </table:table-cell>
          <table:table-cell table:formula="of:=COM.MICROSOFT.CONCAT(&quot;0x&quot;;[.L7];[.M7];&quot;,&quot;)" office:value-type="string" office:string-value="0x4202," calcext:value-type="string">
            <text:p>0x4202,</text:p>
          </table:table-cell>
          <table:table-cell table:formula="of:=DEC2HEX(BITOR(BITLSHIFT(1; [.I7]);BITLSHIFT(1; [.K7]));2)" office:value-type="string" office:string-value="50" calcext:value-type="string">
            <text:p>50</text:p>
          </table:table-cell>
          <table:table-cell table:formula="of:=DEC2HEX(BITLSHIFT(1; [.I7]);2)" office:value-type="string" office:string-value="10" calcext:value-type="string">
            <text:p>10</text:p>
          </table:table-cell>
          <table:table-cell table:formula="of:=COM.MICROSOFT.CONCAT(&quot;0x&quot;;[.O7];[.P7];&quot;,&quot;)" office:value-type="string" office:string-value="0x5010," calcext:value-type="string">
            <text:p>0x5010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]=7;0;IF([.D8]=5;1;IF([.D8]=6;2;IF([.D8]=0;3;IF([.D8]=4;4;IF([.D8]=1;5;IF([.D8]=2;6;7)))))))" office:value-type="float" office:value="0" calcext:value-type="float">
            <text:p>0</text:p>
          </table:table-cell>
          <table:table-cell table:formula="of:=IF([.E8]=7;0;IF([.E8]=5;1;IF([.E8]=6;2;IF([.E8]=0;3;IF([.E8]=4;4;IF([.E8]=1;5;IF([.E8]=2;6;7)))))))" office:value-type="float" office:value="2" calcext:value-type="float">
            <text:p>2</text:p>
          </table:table-cell>
          <table:table-cell table:formula="of:=IF([.F8]=7;0;IF([.F8]=5;1;IF([.F8]=6;2;IF([.F8]=0;3;IF([.F8]=4;4;IF([.F8]=1;5;IF([.F8]=2;6;7)))))))" office:value-type="float" office:value="3" calcext:value-type="float">
            <text:p>3</text:p>
          </table:table-cell>
          <table:table-cell table:formula="of:=IF([.G8]=7;0;IF([.G8]=5;1;IF([.G8]=6;2;IF([.G8]=0;3;IF([.G8]=4;4;IF([.G8]=1;5;IF([.G8]=2;6;7)))))))" office:value-type="float" office:value="3" calcext:value-type="float">
            <text:p>3</text:p>
          </table:table-cell>
          <table:table-cell table:formula="of:=DEC2HEX(BITOR(BITLSHIFT(1; [.H8]);BITLSHIFT(1; [.J8]));2)" office:value-type="string" office:string-value="09" calcext:value-type="string">
            <text:p>09</text:p>
          </table:table-cell>
          <table:table-cell table:formula="of:=DEC2HEX(BITLSHIFT(1; [.H8]);2)" office:value-type="string" office:string-value="01" calcext:value-type="string">
            <text:p>01</text:p>
          </table:table-cell>
          <table:table-cell table:formula="of:=COM.MICROSOFT.CONCAT(&quot;0x&quot;;[.L8];[.M8];&quot;,&quot;)" office:value-type="string" office:string-value="0x0901," calcext:value-type="string">
            <text:p>0x0901,</text:p>
          </table:table-cell>
          <table:table-cell table:formula="of:=DEC2HEX(BITOR(BITLSHIFT(1; [.I8]);BITLSHIFT(1; [.K8]));2)" office:value-type="string" office:string-value="0C" calcext:value-type="string">
            <text:p>0C</text:p>
          </table:table-cell>
          <table:table-cell table:formula="of:=DEC2HEX(BITLSHIFT(1; [.I8]);2)" office:value-type="string" office:string-value="04" calcext:value-type="string">
            <text:p>04</text:p>
          </table:table-cell>
          <table:table-cell table:formula="of:=COM.MICROSOFT.CONCAT(&quot;0x&quot;;[.O8];[.P8];&quot;,&quot;)" office:value-type="string" office:string-value="0x0C04," calcext:value-type="string">
            <text:p>0x0C04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]=7;0;IF([.D9]=5;1;IF([.D9]=6;2;IF([.D9]=0;3;IF([.D9]=4;4;IF([.D9]=1;5;IF([.D9]=2;6;7)))))))" office:value-type="float" office:value="0" calcext:value-type="float">
            <text:p>0</text:p>
          </table:table-cell>
          <table:table-cell table:formula="of:=IF([.E9]=7;0;IF([.E9]=5;1;IF([.E9]=6;2;IF([.E9]=0;3;IF([.E9]=4;4;IF([.E9]=1;5;IF([.E9]=2;6;7)))))))" office:value-type="float" office:value="2" calcext:value-type="float">
            <text:p>2</text:p>
          </table:table-cell>
          <table:table-cell table:formula="of:=IF([.F9]=7;0;IF([.F9]=5;1;IF([.F9]=6;2;IF([.F9]=0;3;IF([.F9]=4;4;IF([.F9]=1;5;IF([.F9]=2;6;7)))))))" office:value-type="float" office:value="5" calcext:value-type="float">
            <text:p>5</text:p>
          </table:table-cell>
          <table:table-cell table:formula="of:=IF([.G9]=7;0;IF([.G9]=5;1;IF([.G9]=6;2;IF([.G9]=0;3;IF([.G9]=4;4;IF([.G9]=1;5;IF([.G9]=2;6;7)))))))" office:value-type="float" office:value="5" calcext:value-type="float">
            <text:p>5</text:p>
          </table:table-cell>
          <table:table-cell table:formula="of:=DEC2HEX(BITOR(BITLSHIFT(1; [.H9]);BITLSHIFT(1; [.J9]));2)" office:value-type="string" office:string-value="21" calcext:value-type="string">
            <text:p>21</text:p>
          </table:table-cell>
          <table:table-cell table:formula="of:=DEC2HEX(BITLSHIFT(1; [.H9]);2)" office:value-type="string" office:string-value="01" calcext:value-type="string">
            <text:p>01</text:p>
          </table:table-cell>
          <table:table-cell table:formula="of:=COM.MICROSOFT.CONCAT(&quot;0x&quot;;[.L9];[.M9];&quot;,&quot;)" office:value-type="string" office:string-value="0x2101," calcext:value-type="string">
            <text:p>0x2101,</text:p>
          </table:table-cell>
          <table:table-cell table:formula="of:=DEC2HEX(BITOR(BITLSHIFT(1; [.I9]);BITLSHIFT(1; [.K9]));2)" office:value-type="string" office:string-value="24" calcext:value-type="string">
            <text:p>24</text:p>
          </table:table-cell>
          <table:table-cell table:formula="of:=DEC2HEX(BITLSHIFT(1; [.I9]);2)" office:value-type="string" office:string-value="04" calcext:value-type="string">
            <text:p>04</text:p>
          </table:table-cell>
          <table:table-cell table:formula="of:=COM.MICROSOFT.CONCAT(&quot;0x&quot;;[.O9];[.P9];&quot;,&quot;)" office:value-type="string" office:string-value="0x2404," calcext:value-type="string">
            <text:p>0x2404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]=7;0;IF([.D10]=5;1;IF([.D10]=6;2;IF([.D10]=0;3;IF([.D10]=4;4;IF([.D10]=1;5;IF([.D10]=2;6;7)))))))" office:value-type="float" office:value="0" calcext:value-type="float">
            <text:p>0</text:p>
          </table:table-cell>
          <table:table-cell table:formula="of:=IF([.E10]=7;0;IF([.E10]=5;1;IF([.E10]=6;2;IF([.E10]=0;3;IF([.E10]=4;4;IF([.E10]=1;5;IF([.E10]=2;6;7)))))))" office:value-type="float" office:value="2" calcext:value-type="float">
            <text:p>2</text:p>
          </table:table-cell>
          <table:table-cell table:formula="of:=IF([.F10]=7;0;IF([.F10]=5;1;IF([.F10]=6;2;IF([.F10]=0;3;IF([.F10]=4;4;IF([.F10]=1;5;IF([.F10]=2;6;7)))))))" office:value-type="float" office:value="6" calcext:value-type="float">
            <text:p>6</text:p>
          </table:table-cell>
          <table:table-cell table:formula="of:=IF([.G10]=7;0;IF([.G10]=5;1;IF([.G10]=6;2;IF([.G10]=0;3;IF([.G10]=4;4;IF([.G10]=1;5;IF([.G10]=2;6;7)))))))" office:value-type="float" office:value="6" calcext:value-type="float">
            <text:p>6</text:p>
          </table:table-cell>
          <table:table-cell table:formula="of:=DEC2HEX(BITOR(BITLSHIFT(1; [.H10]);BITLSHIFT(1; [.J10]));2)" office:value-type="string" office:string-value="41" calcext:value-type="string">
            <text:p>41</text:p>
          </table:table-cell>
          <table:table-cell table:formula="of:=DEC2HEX(BITLSHIFT(1; [.H10]);2)" office:value-type="string" office:string-value="01" calcext:value-type="string">
            <text:p>01</text:p>
          </table:table-cell>
          <table:table-cell table:formula="of:=COM.MICROSOFT.CONCAT(&quot;0x&quot;;[.L10];[.M10];&quot;,&quot;)" office:value-type="string" office:string-value="0x4101," calcext:value-type="string">
            <text:p>0x4101,</text:p>
          </table:table-cell>
          <table:table-cell table:formula="of:=DEC2HEX(BITOR(BITLSHIFT(1; [.I10]);BITLSHIFT(1; [.K10]));2)" office:value-type="string" office:string-value="44" calcext:value-type="string">
            <text:p>44</text:p>
          </table:table-cell>
          <table:table-cell table:formula="of:=DEC2HEX(BITLSHIFT(1; [.I10]);2)" office:value-type="string" office:string-value="04" calcext:value-type="string">
            <text:p>04</text:p>
          </table:table-cell>
          <table:table-cell table:formula="of:=COM.MICROSOFT.CONCAT(&quot;0x&quot;;[.O10];[.P10];&quot;,&quot;)" office:value-type="string" office:string-value="0x4404," calcext:value-type="string">
            <text:p>0x4404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1]=7;0;IF([.D11]=5;1;IF([.D11]=6;2;IF([.D11]=0;3;IF([.D11]=4;4;IF([.D11]=1;5;IF([.D11]=2;6;7)))))))" office:value-type="float" office:value="0" calcext:value-type="float">
            <text:p>0</text:p>
          </table:table-cell>
          <table:table-cell table:formula="of:=IF([.E11]=7;0;IF([.E11]=5;1;IF([.E11]=6;2;IF([.E11]=0;3;IF([.E11]=4;4;IF([.E11]=1;5;IF([.E11]=2;6;7)))))))" office:value-type="float" office:value="2" calcext:value-type="float">
            <text:p>2</text:p>
          </table:table-cell>
          <table:table-cell table:formula="of:=IF([.F11]=7;0;IF([.F11]=5;1;IF([.F11]=6;2;IF([.F11]=0;3;IF([.F11]=4;4;IF([.F11]=1;5;IF([.F11]=2;6;7)))))))" office:value-type="float" office:value="4" calcext:value-type="float">
            <text:p>4</text:p>
          </table:table-cell>
          <table:table-cell table:formula="of:=IF([.G11]=7;0;IF([.G11]=5;1;IF([.G11]=6;2;IF([.G11]=0;3;IF([.G11]=4;4;IF([.G11]=1;5;IF([.G11]=2;6;7)))))))" office:value-type="float" office:value="4" calcext:value-type="float">
            <text:p>4</text:p>
          </table:table-cell>
          <table:table-cell table:formula="of:=DEC2HEX(BITOR(BITLSHIFT(1; [.H11]);BITLSHIFT(1; [.J11]));2)" office:value-type="string" office:string-value="11" calcext:value-type="string">
            <text:p>11</text:p>
          </table:table-cell>
          <table:table-cell table:formula="of:=DEC2HEX(BITLSHIFT(1; [.H11]);2)" office:value-type="string" office:string-value="01" calcext:value-type="string">
            <text:p>01</text:p>
          </table:table-cell>
          <table:table-cell table:formula="of:=COM.MICROSOFT.CONCAT(&quot;0x&quot;;[.L11];[.M11];&quot;,&quot;)" office:value-type="string" office:string-value="0x1101," calcext:value-type="string">
            <text:p>0x1101,</text:p>
          </table:table-cell>
          <table:table-cell table:formula="of:=DEC2HEX(BITOR(BITLSHIFT(1; [.I11]);BITLSHIFT(1; [.K11]));2)" office:value-type="string" office:string-value="14" calcext:value-type="string">
            <text:p>14</text:p>
          </table:table-cell>
          <table:table-cell table:formula="of:=DEC2HEX(BITLSHIFT(1; [.I11]);2)" office:value-type="string" office:string-value="04" calcext:value-type="string">
            <text:p>04</text:p>
          </table:table-cell>
          <table:table-cell table:formula="of:=COM.MICROSOFT.CONCAT(&quot;0x&quot;;[.O11];[.P11];&quot;,&quot;)" office:value-type="string" office:string-value="0x1404," calcext:value-type="string">
            <text:p>0x1404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2]=7;0;IF([.D12]=5;1;IF([.D12]=6;2;IF([.D12]=0;3;IF([.D12]=4;4;IF([.D12]=1;5;IF([.D12]=2;6;7)))))))" office:value-type="float" office:value="0" calcext:value-type="float">
            <text:p>0</text:p>
          </table:table-cell>
          <table:table-cell table:formula="of:=IF([.E12]=7;0;IF([.E12]=5;1;IF([.E12]=6;2;IF([.E12]=0;3;IF([.E12]=4;4;IF([.E12]=1;5;IF([.E12]=2;6;7)))))))" office:value-type="float" office:value="2" calcext:value-type="float">
            <text:p>2</text:p>
          </table:table-cell>
          <table:table-cell table:formula="of:=IF([.F12]=7;0;IF([.F12]=5;1;IF([.F12]=6;2;IF([.F12]=0;3;IF([.F12]=4;4;IF([.F12]=1;5;IF([.F12]=2;6;7)))))))" office:value-type="float" office:value="1" calcext:value-type="float">
            <text:p>1</text:p>
          </table:table-cell>
          <table:table-cell table:formula="of:=IF([.G12]=7;0;IF([.G12]=5;1;IF([.G12]=6;2;IF([.G12]=0;3;IF([.G12]=4;4;IF([.G12]=1;5;IF([.G12]=2;6;7)))))))" office:value-type="float" office:value="1" calcext:value-type="float">
            <text:p>1</text:p>
          </table:table-cell>
          <table:table-cell table:formula="of:=DEC2HEX(BITOR(BITLSHIFT(1; [.H12]);BITLSHIFT(1; [.J12]));2)" office:value-type="string" office:string-value="03" calcext:value-type="string">
            <text:p>03</text:p>
          </table:table-cell>
          <table:table-cell table:formula="of:=DEC2HEX(BITLSHIFT(1; [.H12]);2)" office:value-type="string" office:string-value="01" calcext:value-type="string">
            <text:p>01</text:p>
          </table:table-cell>
          <table:table-cell table:formula="of:=COM.MICROSOFT.CONCAT(&quot;0x&quot;;[.L12];[.M12];&quot;,&quot;)" office:value-type="string" office:string-value="0x0301," calcext:value-type="string">
            <text:p>0x0301,</text:p>
          </table:table-cell>
          <table:table-cell table:formula="of:=DEC2HEX(BITOR(BITLSHIFT(1; [.I12]);BITLSHIFT(1; [.K12]));2)" office:value-type="string" office:string-value="06" calcext:value-type="string">
            <text:p>06</text:p>
          </table:table-cell>
          <table:table-cell table:formula="of:=DEC2HEX(BITLSHIFT(1; [.I12]);2)" office:value-type="string" office:string-value="04" calcext:value-type="string">
            <text:p>04</text:p>
          </table:table-cell>
          <table:table-cell table:formula="of:=COM.MICROSOFT.CONCAT(&quot;0x&quot;;[.O12];[.P12];&quot;,&quot;)" office:value-type="string" office:string-value="0x0604," calcext:value-type="string">
            <text:p>0x0604,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3]=7;0;IF([.D13]=5;1;IF([.D13]=6;2;IF([.D13]=0;3;IF([.D13]=4;4;IF([.D13]=1;5;IF([.D13]=2;6;7)))))))" office:value-type="float" office:value="0" calcext:value-type="float">
            <text:p>0</text:p>
          </table:table-cell>
          <table:table-cell table:formula="of:=IF([.E13]=7;0;IF([.E13]=5;1;IF([.E13]=6;2;IF([.E13]=0;3;IF([.E13]=4;4;IF([.E13]=1;5;IF([.E13]=2;6;7)))))))" office:value-type="float" office:value="2" calcext:value-type="float">
            <text:p>2</text:p>
          </table:table-cell>
          <table:table-cell table:formula="of:=IF([.F13]=7;0;IF([.F13]=5;1;IF([.F13]=6;2;IF([.F13]=0;3;IF([.F13]=4;4;IF([.F13]=1;5;IF([.F13]=2;6;7)))))))" office:value-type="float" office:value="7" calcext:value-type="float">
            <text:p>7</text:p>
          </table:table-cell>
          <table:table-cell table:formula="of:=IF([.G13]=7;0;IF([.G13]=5;1;IF([.G13]=6;2;IF([.G13]=0;3;IF([.G13]=4;4;IF([.G13]=1;5;IF([.G13]=2;6;7)))))))" office:value-type="float" office:value="7" calcext:value-type="float">
            <text:p>7</text:p>
          </table:table-cell>
          <table:table-cell table:formula="of:=DEC2HEX(BITOR(BITLSHIFT(1; [.H13]);BITLSHIFT(1; [.J13]));2)" office:value-type="string" office:string-value="81" calcext:value-type="string">
            <text:p>81</text:p>
          </table:table-cell>
          <table:table-cell table:formula="of:=DEC2HEX(BITLSHIFT(1; [.H13]);2)" office:value-type="string" office:string-value="01" calcext:value-type="string">
            <text:p>01</text:p>
          </table:table-cell>
          <table:table-cell table:formula="of:=COM.MICROSOFT.CONCAT(&quot;0x&quot;;[.L13];[.M13];&quot;,&quot;)" office:value-type="string" office:string-value="0x8101," calcext:value-type="string">
            <text:p>0x8101,</text:p>
          </table:table-cell>
          <table:table-cell table:formula="of:=DEC2HEX(BITOR(BITLSHIFT(1; [.I13]);BITLSHIFT(1; [.K13]));2)" office:value-type="string" office:string-value="84" calcext:value-type="string">
            <text:p>84</text:p>
          </table:table-cell>
          <table:table-cell table:formula="of:=DEC2HEX(BITLSHIFT(1; [.I13]);2)" office:value-type="string" office:string-value="04" calcext:value-type="string">
            <text:p>04</text:p>
          </table:table-cell>
          <table:table-cell table:formula="of:=COM.MICROSOFT.CONCAT(&quot;0x&quot;;[.O13];[.P13];&quot;,&quot;)" office:value-type="string" office:string-value="0x8404," calcext:value-type="string">
            <text:p>0x8404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4]=7;0;IF([.D14]=5;1;IF([.D14]=6;2;IF([.D14]=0;3;IF([.D14]=4;4;IF([.D14]=1;5;IF([.D14]=2;6;7)))))))" office:value-type="float" office:value="5" calcext:value-type="float">
            <text:p>5</text:p>
          </table:table-cell>
          <table:table-cell table:formula="of:=IF([.E14]=7;0;IF([.E14]=5;1;IF([.E14]=6;2;IF([.E14]=0;3;IF([.E14]=4;4;IF([.E14]=1;5;IF([.E14]=2;6;7)))))))" office:value-type="float" office:value="5" calcext:value-type="float">
            <text:p>5</text:p>
          </table:table-cell>
          <table:table-cell table:formula="of:=IF([.F14]=7;0;IF([.F14]=5;1;IF([.F14]=6;2;IF([.F14]=0;3;IF([.F14]=4;4;IF([.F14]=1;5;IF([.F14]=2;6;7)))))))" office:value-type="float" office:value="6" calcext:value-type="float">
            <text:p>6</text:p>
          </table:table-cell>
          <table:table-cell table:formula="of:=IF([.G14]=7;0;IF([.G14]=5;1;IF([.G14]=6;2;IF([.G14]=0;3;IF([.G14]=4;4;IF([.G14]=1;5;IF([.G14]=2;6;7)))))))" office:value-type="float" office:value="7" calcext:value-type="float">
            <text:p>7</text:p>
          </table:table-cell>
          <table:table-cell table:formula="of:=DEC2HEX(BITOR(BITLSHIFT(1; [.H14]);BITLSHIFT(1; [.J14]));2)" office:value-type="string" office:string-value="60" calcext:value-type="string">
            <text:p>60</text:p>
          </table:table-cell>
          <table:table-cell table:formula="of:=DEC2HEX(BITLSHIFT(1; [.H14]);2)" office:value-type="string" office:string-value="20" calcext:value-type="string">
            <text:p>20</text:p>
          </table:table-cell>
          <table:table-cell table:formula="of:=COM.MICROSOFT.CONCAT(&quot;0x&quot;;[.L14];[.M14];&quot;,&quot;)" office:value-type="string" office:string-value="0x6020," calcext:value-type="string">
            <text:p>0x6020,</text:p>
          </table:table-cell>
          <table:table-cell table:formula="of:=DEC2HEX(BITOR(BITLSHIFT(1; [.I14]);BITLSHIFT(1; [.K14]));2)" office:value-type="string" office:string-value="A0" calcext:value-type="string">
            <text:p>A0</text:p>
          </table:table-cell>
          <table:table-cell table:formula="of:=DEC2HEX(BITLSHIFT(1; [.I14]);2)" office:value-type="string" office:string-value="20" calcext:value-type="string">
            <text:p>20</text:p>
          </table:table-cell>
          <table:table-cell table:formula="of:=COM.MICROSOFT.CONCAT(&quot;0x&quot;;[.O14];[.P14];&quot;,&quot;)" office:value-type="string" office:string-value="0xA020," calcext:value-type="string">
            <text:p>0xA020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5]=7;0;IF([.D15]=5;1;IF([.D15]=6;2;IF([.D15]=0;3;IF([.D15]=4;4;IF([.D15]=1;5;IF([.D15]=2;6;7)))))))" office:value-type="float" office:value="3" calcext:value-type="float">
            <text:p>3</text:p>
          </table:table-cell>
          <table:table-cell table:formula="of:=IF([.E15]=7;0;IF([.E15]=5;1;IF([.E15]=6;2;IF([.E15]=0;3;IF([.E15]=4;4;IF([.E15]=1;5;IF([.E15]=2;6;7)))))))" office:value-type="float" office:value="3" calcext:value-type="float">
            <text:p>3</text:p>
          </table:table-cell>
          <table:table-cell table:formula="of:=IF([.F15]=7;0;IF([.F15]=5;1;IF([.F15]=6;2;IF([.F15]=0;3;IF([.F15]=4;4;IF([.F15]=1;5;IF([.F15]=2;6;7)))))))" office:value-type="float" office:value="6" calcext:value-type="float">
            <text:p>6</text:p>
          </table:table-cell>
          <table:table-cell table:formula="of:=IF([.G15]=7;0;IF([.G15]=5;1;IF([.G15]=6;2;IF([.G15]=0;3;IF([.G15]=4;4;IF([.G15]=1;5;IF([.G15]=2;6;7)))))))" office:value-type="float" office:value="7" calcext:value-type="float">
            <text:p>7</text:p>
          </table:table-cell>
          <table:table-cell table:formula="of:=DEC2HEX(BITOR(BITLSHIFT(1; [.H15]);BITLSHIFT(1; [.J15]));2)" office:value-type="string" office:string-value="48" calcext:value-type="string">
            <text:p>48</text:p>
          </table:table-cell>
          <table:table-cell table:formula="of:=DEC2HEX(BITLSHIFT(1; [.H15]);2)" office:value-type="string" office:string-value="08" calcext:value-type="string">
            <text:p>08</text:p>
          </table:table-cell>
          <table:table-cell table:formula="of:=COM.MICROSOFT.CONCAT(&quot;0x&quot;;[.L15];[.M15];&quot;,&quot;)" office:value-type="string" office:string-value="0x4808," calcext:value-type="string">
            <text:p>0x4808,</text:p>
          </table:table-cell>
          <table:table-cell table:formula="of:=DEC2HEX(BITOR(BITLSHIFT(1; [.I15]);BITLSHIFT(1; [.K15]));2)" office:value-type="string" office:string-value="88" calcext:value-type="string">
            <text:p>88</text:p>
          </table:table-cell>
          <table:table-cell table:formula="of:=DEC2HEX(BITLSHIFT(1; [.I15]);2)" office:value-type="string" office:string-value="08" calcext:value-type="string">
            <text:p>08</text:p>
          </table:table-cell>
          <table:table-cell table:formula="of:=COM.MICROSOFT.CONCAT(&quot;0x&quot;;[.O15];[.P15];&quot;,&quot;)" office:value-type="string" office:string-value="0x8808," calcext:value-type="string">
            <text:p>0x8808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6]=7;0;IF([.D16]=5;1;IF([.D16]=6;2;IF([.D16]=0;3;IF([.D16]=4;4;IF([.D16]=1;5;IF([.D16]=2;6;7)))))))" office:value-type="float" office:value="3" calcext:value-type="float">
            <text:p>3</text:p>
          </table:table-cell>
          <table:table-cell table:formula="of:=IF([.E16]=7;0;IF([.E16]=5;1;IF([.E16]=6;2;IF([.E16]=0;3;IF([.E16]=4;4;IF([.E16]=1;5;IF([.E16]=2;6;7)))))))" office:value-type="float" office:value="3" calcext:value-type="float">
            <text:p>3</text:p>
          </table:table-cell>
          <table:table-cell table:formula="of:=IF([.F16]=7;0;IF([.F16]=5;1;IF([.F16]=6;2;IF([.F16]=0;3;IF([.F16]=4;4;IF([.F16]=1;5;IF([.F16]=2;6;7)))))))" office:value-type="float" office:value="1" calcext:value-type="float">
            <text:p>1</text:p>
          </table:table-cell>
          <table:table-cell table:formula="of:=IF([.G16]=7;0;IF([.G16]=5;1;IF([.G16]=6;2;IF([.G16]=0;3;IF([.G16]=4;4;IF([.G16]=1;5;IF([.G16]=2;6;7)))))))" office:value-type="float" office:value="4" calcext:value-type="float">
            <text:p>4</text:p>
          </table:table-cell>
          <table:table-cell table:formula="of:=DEC2HEX(BITOR(BITLSHIFT(1; [.H16]);BITLSHIFT(1; [.J16]));2)" office:value-type="string" office:string-value="0A" calcext:value-type="string">
            <text:p>0A</text:p>
          </table:table-cell>
          <table:table-cell table:formula="of:=DEC2HEX(BITLSHIFT(1; [.H16]);2)" office:value-type="string" office:string-value="08" calcext:value-type="string">
            <text:p>08</text:p>
          </table:table-cell>
          <table:table-cell table:formula="of:=COM.MICROSOFT.CONCAT(&quot;0x&quot;;[.L16];[.M16];&quot;,&quot;)" office:value-type="string" office:string-value="0x0A08," calcext:value-type="string">
            <text:p>0x0A08,</text:p>
          </table:table-cell>
          <table:table-cell table:formula="of:=DEC2HEX(BITOR(BITLSHIFT(1; [.I16]);BITLSHIFT(1; [.K16]));2)" office:value-type="string" office:string-value="18" calcext:value-type="string">
            <text:p>18</text:p>
          </table:table-cell>
          <table:table-cell table:formula="of:=DEC2HEX(BITLSHIFT(1; [.I16]);2)" office:value-type="string" office:string-value="08" calcext:value-type="string">
            <text:p>08</text:p>
          </table:table-cell>
          <table:table-cell table:formula="of:=COM.MICROSOFT.CONCAT(&quot;0x&quot;;[.O16];[.P16];&quot;,&quot;)" office:value-type="string" office:string-value="0x1808," calcext:value-type="string">
            <text:p>0x1808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7]=7;0;IF([.D17]=5;1;IF([.D17]=6;2;IF([.D17]=0;3;IF([.D17]=4;4;IF([.D17]=1;5;IF([.D17]=2;6;7)))))))" office:value-type="float" office:value="5" calcext:value-type="float">
            <text:p>5</text:p>
          </table:table-cell>
          <table:table-cell table:formula="of:=IF([.E17]=7;0;IF([.E17]=5;1;IF([.E17]=6;2;IF([.E17]=0;3;IF([.E17]=4;4;IF([.E17]=1;5;IF([.E17]=2;6;7)))))))" office:value-type="float" office:value="5" calcext:value-type="float">
            <text:p>5</text:p>
          </table:table-cell>
          <table:table-cell table:formula="of:=IF([.F17]=7;0;IF([.F17]=5;1;IF([.F17]=6;2;IF([.F17]=0;3;IF([.F17]=4;4;IF([.F17]=1;5;IF([.F17]=2;6;7)))))))" office:value-type="float" office:value="1" calcext:value-type="float">
            <text:p>1</text:p>
          </table:table-cell>
          <table:table-cell table:formula="of:=IF([.G17]=7;0;IF([.G17]=5;1;IF([.G17]=6;2;IF([.G17]=0;3;IF([.G17]=4;4;IF([.G17]=1;5;IF([.G17]=2;6;7)))))))" office:value-type="float" office:value="4" calcext:value-type="float">
            <text:p>4</text:p>
          </table:table-cell>
          <table:table-cell table:formula="of:=DEC2HEX(BITOR(BITLSHIFT(1; [.H17]);BITLSHIFT(1; [.J17]));2)" office:value-type="string" office:string-value="22" calcext:value-type="string">
            <text:p>22</text:p>
          </table:table-cell>
          <table:table-cell table:formula="of:=DEC2HEX(BITLSHIFT(1; [.H17]);2)" office:value-type="string" office:string-value="20" calcext:value-type="string">
            <text:p>20</text:p>
          </table:table-cell>
          <table:table-cell table:formula="of:=COM.MICROSOFT.CONCAT(&quot;0x&quot;;[.L17];[.M17];&quot;,&quot;)" office:value-type="string" office:string-value="0x2220," calcext:value-type="string">
            <text:p>0x2220,</text:p>
          </table:table-cell>
          <table:table-cell table:formula="of:=DEC2HEX(BITOR(BITLSHIFT(1; [.I17]);BITLSHIFT(1; [.K17]));2)" office:value-type="string" office:string-value="30" calcext:value-type="string">
            <text:p>30</text:p>
          </table:table-cell>
          <table:table-cell table:formula="of:=DEC2HEX(BITLSHIFT(1; [.I17]);2)" office:value-type="string" office:string-value="20" calcext:value-type="string">
            <text:p>20</text:p>
          </table:table-cell>
          <table:table-cell table:formula="of:=COM.MICROSOFT.CONCAT(&quot;0x&quot;;[.O17];[.P17];&quot;,&quot;)" office:value-type="string" office:string-value="0x3020," calcext:value-type="string">
            <text:p>0x302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8]=7;0;IF([.D18]=5;1;IF([.D18]=6;2;IF([.D18]=0;3;IF([.D18]=4;4;IF([.D18]=1;5;IF([.D18]=2;6;7)))))))" office:value-type="float" office:value="6" calcext:value-type="float">
            <text:p>6</text:p>
          </table:table-cell>
          <table:table-cell table:formula="of:=IF([.E18]=7;0;IF([.E18]=5;1;IF([.E18]=6;2;IF([.E18]=0;3;IF([.E18]=4;4;IF([.E18]=1;5;IF([.E18]=2;6;7)))))))" office:value-type="float" office:value="6" calcext:value-type="float">
            <text:p>6</text:p>
          </table:table-cell>
          <table:table-cell table:formula="of:=IF([.F18]=7;0;IF([.F18]=5;1;IF([.F18]=6;2;IF([.F18]=0;3;IF([.F18]=4;4;IF([.F18]=1;5;IF([.F18]=2;6;7)))))))" office:value-type="float" office:value="1" calcext:value-type="float">
            <text:p>1</text:p>
          </table:table-cell>
          <table:table-cell table:formula="of:=IF([.G18]=7;0;IF([.G18]=5;1;IF([.G18]=6;2;IF([.G18]=0;3;IF([.G18]=4;4;IF([.G18]=1;5;IF([.G18]=2;6;7)))))))" office:value-type="float" office:value="4" calcext:value-type="float">
            <text:p>4</text:p>
          </table:table-cell>
          <table:table-cell table:formula="of:=DEC2HEX(BITOR(BITLSHIFT(1; [.H18]);BITLSHIFT(1; [.J18]));2)" office:value-type="string" office:string-value="42" calcext:value-type="string">
            <text:p>42</text:p>
          </table:table-cell>
          <table:table-cell table:formula="of:=DEC2HEX(BITLSHIFT(1; [.H18]);2)" office:value-type="string" office:string-value="40" calcext:value-type="string">
            <text:p>40</text:p>
          </table:table-cell>
          <table:table-cell table:formula="of:=COM.MICROSOFT.CONCAT(&quot;0x&quot;;[.L18];[.M18];&quot;,&quot;)" office:value-type="string" office:string-value="0x4240," calcext:value-type="string">
            <text:p>0x4240,</text:p>
          </table:table-cell>
          <table:table-cell table:formula="of:=DEC2HEX(BITOR(BITLSHIFT(1; [.I18]);BITLSHIFT(1; [.K18]));2)" office:value-type="string" office:string-value="50" calcext:value-type="string">
            <text:p>50</text:p>
          </table:table-cell>
          <table:table-cell table:formula="of:=DEC2HEX(BITLSHIFT(1; [.I18]);2)" office:value-type="string" office:string-value="40" calcext:value-type="string">
            <text:p>40</text:p>
          </table:table-cell>
          <table:table-cell table:formula="of:=COM.MICROSOFT.CONCAT(&quot;0x&quot;;[.O18];[.P18];&quot;,&quot;)" office:value-type="string" office:string-value="0x5040," calcext:value-type="string">
            <text:p>0x5040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9]=7;0;IF([.D19]=5;1;IF([.D19]=6;2;IF([.D19]=0;3;IF([.D19]=4;4;IF([.D19]=1;5;IF([.D19]=2;6;7)))))))" office:value-type="float" office:value="7" calcext:value-type="float">
            <text:p>7</text:p>
          </table:table-cell>
          <table:table-cell table:formula="of:=IF([.E19]=7;0;IF([.E19]=5;1;IF([.E19]=6;2;IF([.E19]=0;3;IF([.E19]=4;4;IF([.E19]=1;5;IF([.E19]=2;6;7)))))))" office:value-type="float" office:value="7" calcext:value-type="float">
            <text:p>7</text:p>
          </table:table-cell>
          <table:table-cell table:formula="of:=IF([.F19]=7;0;IF([.F19]=5;1;IF([.F19]=6;2;IF([.F19]=0;3;IF([.F19]=4;4;IF([.F19]=1;5;IF([.F19]=2;6;7)))))))" office:value-type="float" office:value="1" calcext:value-type="float">
            <text:p>1</text:p>
          </table:table-cell>
          <table:table-cell table:formula="of:=IF([.G19]=7;0;IF([.G19]=5;1;IF([.G19]=6;2;IF([.G19]=0;3;IF([.G19]=4;4;IF([.G19]=1;5;IF([.G19]=2;6;7)))))))" office:value-type="float" office:value="4" calcext:value-type="float">
            <text:p>4</text:p>
          </table:table-cell>
          <table:table-cell table:formula="of:=DEC2HEX(BITOR(BITLSHIFT(1; [.H19]);BITLSHIFT(1; [.J19]));2)" office:value-type="string" office:string-value="82" calcext:value-type="string">
            <text:p>82</text:p>
          </table:table-cell>
          <table:table-cell table:formula="of:=DEC2HEX(BITLSHIFT(1; [.H19]);2)" office:value-type="string" office:string-value="80" calcext:value-type="string">
            <text:p>80</text:p>
          </table:table-cell>
          <table:table-cell table:formula="of:=COM.MICROSOFT.CONCAT(&quot;0x&quot;;[.L19];[.M19];&quot;,&quot;)" office:value-type="string" office:string-value="0x8280," calcext:value-type="string">
            <text:p>0x8280,</text:p>
          </table:table-cell>
          <table:table-cell table:formula="of:=DEC2HEX(BITOR(BITLSHIFT(1; [.I19]);BITLSHIFT(1; [.K19]));2)" office:value-type="string" office:string-value="90" calcext:value-type="string">
            <text:p>90</text:p>
          </table:table-cell>
          <table:table-cell table:formula="of:=DEC2HEX(BITLSHIFT(1; [.I19]);2)" office:value-type="string" office:string-value="80" calcext:value-type="string">
            <text:p>80</text:p>
          </table:table-cell>
          <table:table-cell table:formula="of:=COM.MICROSOFT.CONCAT(&quot;0x&quot;;[.O19];[.P19];&quot;,&quot;)" office:value-type="string" office:string-value="0x9080," calcext:value-type="string">
            <text:p>0x908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0]=7;0;IF([.D20]=5;1;IF([.D20]=6;2;IF([.D20]=0;3;IF([.D20]=4;4;IF([.D20]=1;5;IF([.D20]=2;6;7)))))))" office:value-type="float" office:value="7" calcext:value-type="float">
            <text:p>7</text:p>
          </table:table-cell>
          <table:table-cell table:formula="of:=IF([.E20]=7;0;IF([.E20]=5;1;IF([.E20]=6;2;IF([.E20]=0;3;IF([.E20]=4;4;IF([.E20]=1;5;IF([.E20]=2;6;7)))))))" office:value-type="float" office:value="7" calcext:value-type="float">
            <text:p>7</text:p>
          </table:table-cell>
          <table:table-cell table:formula="of:=IF([.F20]=7;0;IF([.F20]=5;1;IF([.F20]=6;2;IF([.F20]=0;3;IF([.F20]=4;4;IF([.F20]=1;5;IF([.F20]=2;6;7)))))))" office:value-type="float" office:value="0" calcext:value-type="float">
            <text:p>0</text:p>
          </table:table-cell>
          <table:table-cell table:formula="of:=IF([.G20]=7;0;IF([.G20]=5;1;IF([.G20]=6;2;IF([.G20]=0;3;IF([.G20]=4;4;IF([.G20]=1;5;IF([.G20]=2;6;7)))))))" office:value-type="float" office:value="2" calcext:value-type="float">
            <text:p>2</text:p>
          </table:table-cell>
          <table:table-cell table:formula="of:=DEC2HEX(BITOR(BITLSHIFT(1; [.H20]);BITLSHIFT(1; [.J20]));2)" office:value-type="string" office:string-value="81" calcext:value-type="string">
            <text:p>81</text:p>
          </table:table-cell>
          <table:table-cell table:formula="of:=DEC2HEX(BITLSHIFT(1; [.H20]);2)" office:value-type="string" office:string-value="80" calcext:value-type="string">
            <text:p>80</text:p>
          </table:table-cell>
          <table:table-cell table:formula="of:=COM.MICROSOFT.CONCAT(&quot;0x&quot;;[.L20];[.M20];&quot;,&quot;)" office:value-type="string" office:string-value="0x8180," calcext:value-type="string">
            <text:p>0x8180,</text:p>
          </table:table-cell>
          <table:table-cell table:formula="of:=DEC2HEX(BITOR(BITLSHIFT(1; [.I20]);BITLSHIFT(1; [.K20]));2)" office:value-type="string" office:string-value="84" calcext:value-type="string">
            <text:p>84</text:p>
          </table:table-cell>
          <table:table-cell table:formula="of:=DEC2HEX(BITLSHIFT(1; [.I20]);2)" office:value-type="string" office:string-value="80" calcext:value-type="string">
            <text:p>80</text:p>
          </table:table-cell>
          <table:table-cell table:formula="of:=COM.MICROSOFT.CONCAT(&quot;0x&quot;;[.O20];[.P20];&quot;,&quot;)" office:value-type="string" office:string-value="0x8480," calcext:value-type="string">
            <text:p>0x8480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1]=7;0;IF([.D21]=5;1;IF([.D21]=6;2;IF([.D21]=0;3;IF([.D21]=4;4;IF([.D21]=1;5;IF([.D21]=2;6;7)))))))" office:value-type="float" office:value="6" calcext:value-type="float">
            <text:p>6</text:p>
          </table:table-cell>
          <table:table-cell table:formula="of:=IF([.E21]=7;0;IF([.E21]=5;1;IF([.E21]=6;2;IF([.E21]=0;3;IF([.E21]=4;4;IF([.E21]=1;5;IF([.E21]=2;6;7)))))))" office:value-type="float" office:value="6" calcext:value-type="float">
            <text:p>6</text:p>
          </table:table-cell>
          <table:table-cell table:formula="of:=IF([.F21]=7;0;IF([.F21]=5;1;IF([.F21]=6;2;IF([.F21]=0;3;IF([.F21]=4;4;IF([.F21]=1;5;IF([.F21]=2;6;7)))))))" office:value-type="float" office:value="0" calcext:value-type="float">
            <text:p>0</text:p>
          </table:table-cell>
          <table:table-cell table:formula="of:=IF([.G21]=7;0;IF([.G21]=5;1;IF([.G21]=6;2;IF([.G21]=0;3;IF([.G21]=4;4;IF([.G21]=1;5;IF([.G21]=2;6;7)))))))" office:value-type="float" office:value="2" calcext:value-type="float">
            <text:p>2</text:p>
          </table:table-cell>
          <table:table-cell table:formula="of:=DEC2HEX(BITOR(BITLSHIFT(1; [.H21]);BITLSHIFT(1; [.J21]));2)" office:value-type="string" office:string-value="41" calcext:value-type="string">
            <text:p>41</text:p>
          </table:table-cell>
          <table:table-cell table:formula="of:=DEC2HEX(BITLSHIFT(1; [.H21]);2)" office:value-type="string" office:string-value="40" calcext:value-type="string">
            <text:p>40</text:p>
          </table:table-cell>
          <table:table-cell table:formula="of:=COM.MICROSOFT.CONCAT(&quot;0x&quot;;[.L21];[.M21];&quot;,&quot;)" office:value-type="string" office:string-value="0x4140," calcext:value-type="string">
            <text:p>0x4140,</text:p>
          </table:table-cell>
          <table:table-cell table:formula="of:=DEC2HEX(BITOR(BITLSHIFT(1; [.I21]);BITLSHIFT(1; [.K21]));2)" office:value-type="string" office:string-value="44" calcext:value-type="string">
            <text:p>44</text:p>
          </table:table-cell>
          <table:table-cell table:formula="of:=DEC2HEX(BITLSHIFT(1; [.I21]);2)" office:value-type="string" office:string-value="40" calcext:value-type="string">
            <text:p>40</text:p>
          </table:table-cell>
          <table:table-cell table:formula="of:=COM.MICROSOFT.CONCAT(&quot;0x&quot;;[.O21];[.P21];&quot;,&quot;)" office:value-type="string" office:string-value="0x4440," calcext:value-type="string">
            <text:p>0x4440,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2]=7;0;IF([.D22]=5;1;IF([.D22]=6;2;IF([.D22]=0;3;IF([.D22]=4;4;IF([.D22]=1;5;IF([.D22]=2;6;7)))))))" office:value-type="float" office:value="5" calcext:value-type="float">
            <text:p>5</text:p>
          </table:table-cell>
          <table:table-cell table:formula="of:=IF([.E22]=7;0;IF([.E22]=5;1;IF([.E22]=6;2;IF([.E22]=0;3;IF([.E22]=4;4;IF([.E22]=1;5;IF([.E22]=2;6;7)))))))" office:value-type="float" office:value="5" calcext:value-type="float">
            <text:p>5</text:p>
          </table:table-cell>
          <table:table-cell table:formula="of:=IF([.F22]=7;0;IF([.F22]=5;1;IF([.F22]=6;2;IF([.F22]=0;3;IF([.F22]=4;4;IF([.F22]=1;5;IF([.F22]=2;6;7)))))))" office:value-type="float" office:value="0" calcext:value-type="float">
            <text:p>0</text:p>
          </table:table-cell>
          <table:table-cell table:formula="of:=IF([.G22]=7;0;IF([.G22]=5;1;IF([.G22]=6;2;IF([.G22]=0;3;IF([.G22]=4;4;IF([.G22]=1;5;IF([.G22]=2;6;7)))))))" office:value-type="float" office:value="2" calcext:value-type="float">
            <text:p>2</text:p>
          </table:table-cell>
          <table:table-cell table:formula="of:=DEC2HEX(BITOR(BITLSHIFT(1; [.H22]);BITLSHIFT(1; [.J22]));2)" office:value-type="string" office:string-value="21" calcext:value-type="string">
            <text:p>21</text:p>
          </table:table-cell>
          <table:table-cell table:formula="of:=DEC2HEX(BITLSHIFT(1; [.H22]);2)" office:value-type="string" office:string-value="20" calcext:value-type="string">
            <text:p>20</text:p>
          </table:table-cell>
          <table:table-cell table:formula="of:=COM.MICROSOFT.CONCAT(&quot;0x&quot;;[.L22];[.M22];&quot;,&quot;)" office:value-type="string" office:string-value="0x2120," calcext:value-type="string">
            <text:p>0x2120,</text:p>
          </table:table-cell>
          <table:table-cell table:formula="of:=DEC2HEX(BITOR(BITLSHIFT(1; [.I22]);BITLSHIFT(1; [.K22]));2)" office:value-type="string" office:string-value="24" calcext:value-type="string">
            <text:p>24</text:p>
          </table:table-cell>
          <table:table-cell table:formula="of:=DEC2HEX(BITLSHIFT(1; [.I22]);2)" office:value-type="string" office:string-value="20" calcext:value-type="string">
            <text:p>20</text:p>
          </table:table-cell>
          <table:table-cell table:formula="of:=COM.MICROSOFT.CONCAT(&quot;0x&quot;;[.O22];[.P22];&quot;,&quot;)" office:value-type="string" office:string-value="0x2420," calcext:value-type="string">
            <text:p>0x2420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3]=7;0;IF([.D23]=5;1;IF([.D23]=6;2;IF([.D23]=0;3;IF([.D23]=4;4;IF([.D23]=1;5;IF([.D23]=2;6;7)))))))" office:value-type="float" office:value="3" calcext:value-type="float">
            <text:p>3</text:p>
          </table:table-cell>
          <table:table-cell table:formula="of:=IF([.E23]=7;0;IF([.E23]=5;1;IF([.E23]=6;2;IF([.E23]=0;3;IF([.E23]=4;4;IF([.E23]=1;5;IF([.E23]=2;6;7)))))))" office:value-type="float" office:value="3" calcext:value-type="float">
            <text:p>3</text:p>
          </table:table-cell>
          <table:table-cell table:formula="of:=IF([.F23]=7;0;IF([.F23]=5;1;IF([.F23]=6;2;IF([.F23]=0;3;IF([.F23]=4;4;IF([.F23]=1;5;IF([.F23]=2;6;7)))))))" office:value-type="float" office:value="0" calcext:value-type="float">
            <text:p>0</text:p>
          </table:table-cell>
          <table:table-cell table:formula="of:=IF([.G23]=7;0;IF([.G23]=5;1;IF([.G23]=6;2;IF([.G23]=0;3;IF([.G23]=4;4;IF([.G23]=1;5;IF([.G23]=2;6;7)))))))" office:value-type="float" office:value="2" calcext:value-type="float">
            <text:p>2</text:p>
          </table:table-cell>
          <table:table-cell table:formula="of:=DEC2HEX(BITOR(BITLSHIFT(1; [.H23]);BITLSHIFT(1; [.J23]));2)" office:value-type="string" office:string-value="09" calcext:value-type="string">
            <text:p>09</text:p>
          </table:table-cell>
          <table:table-cell table:formula="of:=DEC2HEX(BITLSHIFT(1; [.H23]);2)" office:value-type="string" office:string-value="08" calcext:value-type="string">
            <text:p>08</text:p>
          </table:table-cell>
          <table:table-cell table:formula="of:=COM.MICROSOFT.CONCAT(&quot;0x&quot;;[.L23];[.M23];&quot;,&quot;)" office:value-type="string" office:string-value="0x0908," calcext:value-type="string">
            <text:p>0x0908,</text:p>
          </table:table-cell>
          <table:table-cell table:formula="of:=DEC2HEX(BITOR(BITLSHIFT(1; [.I23]);BITLSHIFT(1; [.K23]));2)" office:value-type="string" office:string-value="0C" calcext:value-type="string">
            <text:p>0C</text:p>
          </table:table-cell>
          <table:table-cell table:formula="of:=DEC2HEX(BITLSHIFT(1; [.I23]);2)" office:value-type="string" office:string-value="08" calcext:value-type="string">
            <text:p>08</text:p>
          </table:table-cell>
          <table:table-cell table:formula="of:=COM.MICROSOFT.CONCAT(&quot;0x&quot;;[.O23];[.P23];&quot;,&quot;)" office:value-type="string" office:string-value="0x0C08," calcext:value-type="string">
            <text:p>0x0C08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4]=7;0;IF([.D24]=5;1;IF([.D24]=6;2;IF([.D24]=0;3;IF([.D24]=4;4;IF([.D24]=1;5;IF([.D24]=2;6;7)))))))" office:value-type="float" office:value="4" calcext:value-type="float">
            <text:p>4</text:p>
          </table:table-cell>
          <table:table-cell table:formula="of:=IF([.E24]=7;0;IF([.E24]=5;1;IF([.E24]=6;2;IF([.E24]=0;3;IF([.E24]=4;4;IF([.E24]=1;5;IF([.E24]=2;6;7)))))))" office:value-type="float" office:value="4" calcext:value-type="float">
            <text:p>4</text:p>
          </table:table-cell>
          <table:table-cell table:formula="of:=IF([.F24]=7;0;IF([.F24]=5;1;IF([.F24]=6;2;IF([.F24]=0;3;IF([.F24]=4;4;IF([.F24]=1;5;IF([.F24]=2;6;7)))))))" office:value-type="float" office:value="0" calcext:value-type="float">
            <text:p>0</text:p>
          </table:table-cell>
          <table:table-cell table:formula="of:=IF([.G24]=7;0;IF([.G24]=5;1;IF([.G24]=6;2;IF([.G24]=0;3;IF([.G24]=4;4;IF([.G24]=1;5;IF([.G24]=2;6;7)))))))" office:value-type="float" office:value="2" calcext:value-type="float">
            <text:p>2</text:p>
          </table:table-cell>
          <table:table-cell table:formula="of:=DEC2HEX(BITOR(BITLSHIFT(1; [.H24]);BITLSHIFT(1; [.J24]));2)" office:value-type="string" office:string-value="11" calcext:value-type="string">
            <text:p>11</text:p>
          </table:table-cell>
          <table:table-cell table:formula="of:=DEC2HEX(BITLSHIFT(1; [.H24]);2)" office:value-type="string" office:string-value="10" calcext:value-type="string">
            <text:p>10</text:p>
          </table:table-cell>
          <table:table-cell table:formula="of:=COM.MICROSOFT.CONCAT(&quot;0x&quot;;[.L24];[.M24];&quot;,&quot;)" office:value-type="string" office:string-value="0x1110," calcext:value-type="string">
            <text:p>0x1110,</text:p>
          </table:table-cell>
          <table:table-cell table:formula="of:=DEC2HEX(BITOR(BITLSHIFT(1; [.I24]);BITLSHIFT(1; [.K24]));2)" office:value-type="string" office:string-value="14" calcext:value-type="string">
            <text:p>14</text:p>
          </table:table-cell>
          <table:table-cell table:formula="of:=DEC2HEX(BITLSHIFT(1; [.I24]);2)" office:value-type="string" office:string-value="10" calcext:value-type="string">
            <text:p>10</text:p>
          </table:table-cell>
          <table:table-cell table:formula="of:=COM.MICROSOFT.CONCAT(&quot;0x&quot;;[.O24];[.P24];&quot;,&quot;)" office:value-type="string" office:string-value="0x1410," calcext:value-type="string">
            <text:p>0x1410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5]=7;0;IF([.D25]=5;1;IF([.D25]=6;2;IF([.D25]=0;3;IF([.D25]=4;4;IF([.D25]=1;5;IF([.D25]=2;6;7)))))))" office:value-type="float" office:value="1" calcext:value-type="float">
            <text:p>1</text:p>
          </table:table-cell>
          <table:table-cell table:formula="of:=IF([.E25]=7;0;IF([.E25]=5;1;IF([.E25]=6;2;IF([.E25]=0;3;IF([.E25]=4;4;IF([.E25]=1;5;IF([.E25]=2;6;7)))))))" office:value-type="float" office:value="1" calcext:value-type="float">
            <text:p>1</text:p>
          </table:table-cell>
          <table:table-cell table:formula="of:=IF([.F25]=7;0;IF([.F25]=5;1;IF([.F25]=6;2;IF([.F25]=0;3;IF([.F25]=4;4;IF([.F25]=1;5;IF([.F25]=2;6;7)))))))" office:value-type="float" office:value="0" calcext:value-type="float">
            <text:p>0</text:p>
          </table:table-cell>
          <table:table-cell table:formula="of:=IF([.G25]=7;0;IF([.G25]=5;1;IF([.G25]=6;2;IF([.G25]=0;3;IF([.G25]=4;4;IF([.G25]=1;5;IF([.G25]=2;6;7)))))))" office:value-type="float" office:value="2" calcext:value-type="float">
            <text:p>2</text:p>
          </table:table-cell>
          <table:table-cell table:formula="of:=DEC2HEX(BITOR(BITLSHIFT(1; [.H25]);BITLSHIFT(1; [.J25]));2)" office:value-type="string" office:string-value="03" calcext:value-type="string">
            <text:p>03</text:p>
          </table:table-cell>
          <table:table-cell table:formula="of:=DEC2HEX(BITLSHIFT(1; [.H25]);2)" office:value-type="string" office:string-value="02" calcext:value-type="string">
            <text:p>02</text:p>
          </table:table-cell>
          <table:table-cell table:formula="of:=COM.MICROSOFT.CONCAT(&quot;0x&quot;;[.L25];[.M25];&quot;,&quot;)" office:value-type="string" office:string-value="0x0302," calcext:value-type="string">
            <text:p>0x0302,</text:p>
          </table:table-cell>
          <table:table-cell table:formula="of:=DEC2HEX(BITOR(BITLSHIFT(1; [.I25]);BITLSHIFT(1; [.K25]));2)" office:value-type="string" office:string-value="06" calcext:value-type="string">
            <text:p>06</text:p>
          </table:table-cell>
          <table:table-cell table:formula="of:=DEC2HEX(BITLSHIFT(1; [.I25]);2)" office:value-type="string" office:string-value="02" calcext:value-type="string">
            <text:p>02</text:p>
          </table:table-cell>
          <table:table-cell table:formula="of:=COM.MICROSOFT.CONCAT(&quot;0x&quot;;[.O25];[.P25];&quot;,&quot;)" office:value-type="string" office:string-value="0x0602," calcext:value-type="string">
            <text:p>0x0602,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uppe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]=2;16;IF([.D27]=0;17;IF([.D27]=7;18;IF([.D27]=6;19;IF([.D27]=1;20;IF([.D27]=3;21;IF([.D27]=4;22;23)))))))-16" office:value-type="float" office:value="0" calcext:value-type="float">
            <text:p>0</text:p>
          </table:table-cell>
          <table:table-cell table:formula="of:=IF([.E27]=2;16;IF([.E27]=0;17;IF([.E27]=7;18;IF([.E27]=6;19;IF([.E27]=1;20;IF([.E27]=3;21;IF([.E27]=4;22;23)))))))-16" office:value-type="float" office:value="5" calcext:value-type="float">
            <text:p>5</text:p>
          </table:table-cell>
          <table:table-cell table:formula="of:=IF([.F27]=2;16;IF([.F27]=0;17;IF([.F27]=7;18;IF([.F27]=6;19;IF([.F27]=1;20;IF([.F27]=3;21;IF([.F27]=4;22;23)))))))-16" office:value-type="float" office:value="1" calcext:value-type="float">
            <text:p>1</text:p>
          </table:table-cell>
          <table:table-cell table:formula="of:=IF([.G27]=2;16;IF([.G27]=0;17;IF([.G27]=7;18;IF([.G27]=6;19;IF([.G27]=1;20;IF([.G27]=3;21;IF([.G27]=4;22;23)))))))-16" office:value-type="float" office:value="1" calcext:value-type="float">
            <text:p>1</text:p>
          </table:table-cell>
          <table:table-cell table:formula="of:=DEC2HEX(BITOR(BITLSHIFT(1; [.H27]);BITLSHIFT(1; [.J27]));2)" office:value-type="string" office:string-value="03" calcext:value-type="string">
            <text:p>03</text:p>
          </table:table-cell>
          <table:table-cell table:formula="of:=DEC2HEX(BITLSHIFT(1; [.H27]);2)" office:value-type="string" office:string-value="01" calcext:value-type="string">
            <text:p>01</text:p>
          </table:table-cell>
          <table:table-cell table:formula="of:=COM.MICROSOFT.CONCAT(&quot;0x&quot;;[.L27];[.M27];&quot;,&quot;)" office:value-type="string" office:string-value="0x0301," calcext:value-type="string">
            <text:p>0x0301,</text:p>
          </table:table-cell>
          <table:table-cell table:formula="of:=DEC2HEX(BITOR(BITLSHIFT(1; [.I27]);BITLSHIFT(1; [.K27]));2)" office:value-type="string" office:string-value="22" calcext:value-type="string">
            <text:p>22</text:p>
          </table:table-cell>
          <table:table-cell table:formula="of:=DEC2HEX(BITLSHIFT(1; [.I27]);2)" office:value-type="string" office:string-value="20" calcext:value-type="string">
            <text:p>20</text:p>
          </table:table-cell>
          <table:table-cell table:formula="of:=COM.MICROSOFT.CONCAT(&quot;0x&quot;;[.O27];[.P27];&quot;,&quot;)" office:value-type="string" office:string-value="0x2220," calcext:value-type="string">
            <text:p>0x2220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]=2;16;IF([.D28]=0;17;IF([.D28]=7;18;IF([.D28]=6;19;IF([.D28]=1;20;IF([.D28]=3;21;IF([.D28]=4;22;23)))))))-16" office:value-type="float" office:value="0" calcext:value-type="float">
            <text:p>0</text:p>
          </table:table-cell>
          <table:table-cell table:formula="of:=IF([.E28]=2;16;IF([.E28]=0;17;IF([.E28]=7;18;IF([.E28]=6;19;IF([.E28]=1;20;IF([.E28]=3;21;IF([.E28]=4;22;23)))))))-16" office:value-type="float" office:value="5" calcext:value-type="float">
            <text:p>5</text:p>
          </table:table-cell>
          <table:table-cell table:formula="of:=IF([.F28]=2;16;IF([.F28]=0;17;IF([.F28]=7;18;IF([.F28]=6;19;IF([.F28]=1;20;IF([.F28]=3;21;IF([.F28]=4;22;23)))))))-16" office:value-type="float" office:value="4" calcext:value-type="float">
            <text:p>4</text:p>
          </table:table-cell>
          <table:table-cell table:formula="of:=IF([.G28]=2;16;IF([.G28]=0;17;IF([.G28]=7;18;IF([.G28]=6;19;IF([.G28]=1;20;IF([.G28]=3;21;IF([.G28]=4;22;23)))))))-16" office:value-type="float" office:value="4" calcext:value-type="float">
            <text:p>4</text:p>
          </table:table-cell>
          <table:table-cell table:formula="of:=DEC2HEX(BITOR(BITLSHIFT(1; [.H28]);BITLSHIFT(1; [.J28]));2)" office:value-type="string" office:string-value="11" calcext:value-type="string">
            <text:p>11</text:p>
          </table:table-cell>
          <table:table-cell table:formula="of:=DEC2HEX(BITLSHIFT(1; [.H28]);2)" office:value-type="string" office:string-value="01" calcext:value-type="string">
            <text:p>01</text:p>
          </table:table-cell>
          <table:table-cell table:formula="of:=COM.MICROSOFT.CONCAT(&quot;0x&quot;;[.L28];[.M28];&quot;,&quot;)" office:value-type="string" office:string-value="0x1101," calcext:value-type="string">
            <text:p>0x1101,</text:p>
          </table:table-cell>
          <table:table-cell table:formula="of:=DEC2HEX(BITOR(BITLSHIFT(1; [.I28]);BITLSHIFT(1; [.K28]));2)" office:value-type="string" office:string-value="30" calcext:value-type="string">
            <text:p>30</text:p>
          </table:table-cell>
          <table:table-cell table:formula="of:=DEC2HEX(BITLSHIFT(1; [.I28]);2)" office:value-type="string" office:string-value="20" calcext:value-type="string">
            <text:p>20</text:p>
          </table:table-cell>
          <table:table-cell table:formula="of:=COM.MICROSOFT.CONCAT(&quot;0x&quot;;[.O28];[.P28];&quot;,&quot;)" office:value-type="string" office:string-value="0x3020," calcext:value-type="string">
            <text:p>0x3020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]=2;16;IF([.D29]=0;17;IF([.D29]=7;18;IF([.D29]=6;19;IF([.D29]=1;20;IF([.D29]=3;21;IF([.D29]=4;22;23)))))))-16" office:value-type="float" office:value="7" calcext:value-type="float">
            <text:p>7</text:p>
          </table:table-cell>
          <table:table-cell table:formula="of:=IF([.E29]=2;16;IF([.E29]=0;17;IF([.E29]=7;18;IF([.E29]=6;19;IF([.E29]=1;20;IF([.E29]=3;21;IF([.E29]=4;22;23)))))))-16" office:value-type="float" office:value="6" calcext:value-type="float">
            <text:p>6</text:p>
          </table:table-cell>
          <table:table-cell table:formula="of:=IF([.F29]=2;16;IF([.F29]=0;17;IF([.F29]=7;18;IF([.F29]=6;19;IF([.F29]=1;20;IF([.F29]=3;21;IF([.F29]=4;22;23)))))))-16" office:value-type="float" office:value="1" calcext:value-type="float">
            <text:p>1</text:p>
          </table:table-cell>
          <table:table-cell table:formula="of:=IF([.G29]=2;16;IF([.G29]=0;17;IF([.G29]=7;18;IF([.G29]=6;19;IF([.G29]=1;20;IF([.G29]=3;21;IF([.G29]=4;22;23)))))))-16" office:value-type="float" office:value="1" calcext:value-type="float">
            <text:p>1</text:p>
          </table:table-cell>
          <table:table-cell table:formula="of:=DEC2HEX(BITOR(BITLSHIFT(1; [.H29]);BITLSHIFT(1; [.J29]));2)" office:value-type="string" office:string-value="82" calcext:value-type="string">
            <text:p>82</text:p>
          </table:table-cell>
          <table:table-cell table:formula="of:=DEC2HEX(BITLSHIFT(1; [.H29]);2)" office:value-type="string" office:string-value="80" calcext:value-type="string">
            <text:p>80</text:p>
          </table:table-cell>
          <table:table-cell table:formula="of:=COM.MICROSOFT.CONCAT(&quot;0x&quot;;[.L29];[.M29];&quot;,&quot;)" office:value-type="string" office:string-value="0x8280," calcext:value-type="string">
            <text:p>0x8280,</text:p>
          </table:table-cell>
          <table:table-cell table:formula="of:=DEC2HEX(BITOR(BITLSHIFT(1; [.I29]);BITLSHIFT(1; [.K29]));2)" office:value-type="string" office:string-value="42" calcext:value-type="string">
            <text:p>42</text:p>
          </table:table-cell>
          <table:table-cell table:formula="of:=DEC2HEX(BITLSHIFT(1; [.I29]);2)" office:value-type="string" office:string-value="40" calcext:value-type="string">
            <text:p>40</text:p>
          </table:table-cell>
          <table:table-cell table:formula="of:=COM.MICROSOFT.CONCAT(&quot;0x&quot;;[.O29];[.P29];&quot;,&quot;)" office:value-type="string" office:string-value="0x4240," calcext:value-type="string">
            <text:p>0x4240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2;16;IF([.D30]=0;17;IF([.D30]=7;18;IF([.D30]=6;19;IF([.D30]=1;20;IF([.D30]=3;21;IF([.D30]=4;22;23)))))))-16" office:value-type="float" office:value="7" calcext:value-type="float">
            <text:p>7</text:p>
          </table:table-cell>
          <table:table-cell table:formula="of:=IF([.E30]=2;16;IF([.E30]=0;17;IF([.E30]=7;18;IF([.E30]=6;19;IF([.E30]=1;20;IF([.E30]=3;21;IF([.E30]=4;22;23)))))))-16" office:value-type="float" office:value="6" calcext:value-type="float">
            <text:p>6</text:p>
          </table:table-cell>
          <table:table-cell table:formula="of:=IF([.F30]=2;16;IF([.F30]=0;17;IF([.F30]=7;18;IF([.F30]=6;19;IF([.F30]=1;20;IF([.F30]=3;21;IF([.F30]=4;22;23)))))))-16" office:value-type="float" office:value="4" calcext:value-type="float">
            <text:p>4</text:p>
          </table:table-cell>
          <table:table-cell table:formula="of:=IF([.G30]=2;16;IF([.G30]=0;17;IF([.G30]=7;18;IF([.G30]=6;19;IF([.G30]=1;20;IF([.G30]=3;21;IF([.G30]=4;22;23)))))))-16" office:value-type="float" office:value="4" calcext:value-type="float">
            <text:p>4</text:p>
          </table:table-cell>
          <table:table-cell table:formula="of:=DEC2HEX(BITOR(BITLSHIFT(1; [.H30]);BITLSHIFT(1; [.J30]));2)" office:value-type="string" office:string-value="90" calcext:value-type="string">
            <text:p>90</text:p>
          </table:table-cell>
          <table:table-cell table:formula="of:=DEC2HEX(BITLSHIFT(1; [.H30]);2)" office:value-type="string" office:string-value="80" calcext:value-type="string">
            <text:p>80</text:p>
          </table:table-cell>
          <table:table-cell table:formula="of:=COM.MICROSOFT.CONCAT(&quot;0x&quot;;[.L30];[.M30];&quot;,&quot;)" office:value-type="string" office:string-value="0x9080," calcext:value-type="string">
            <text:p>0x9080,</text:p>
          </table:table-cell>
          <table:table-cell table:formula="of:=DEC2HEX(BITOR(BITLSHIFT(1; [.I30]);BITLSHIFT(1; [.K30]));2)" office:value-type="string" office:string-value="50" calcext:value-type="string">
            <text:p>50</text:p>
          </table:table-cell>
          <table:table-cell table:formula="of:=DEC2HEX(BITLSHIFT(1; [.I30]);2)" office:value-type="string" office:string-value="40" calcext:value-type="string">
            <text:p>40</text:p>
          </table:table-cell>
          <table:table-cell table:formula="of:=COM.MICROSOFT.CONCAT(&quot;0x&quot;;[.O30];[.P30];&quot;,&quot;)" office:value-type="string" office:string-value="0x5040," calcext:value-type="string">
            <text:p>0x504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1]=2;16;IF([.D31]=0;17;IF([.D31]=7;18;IF([.D31]=6;19;IF([.D31]=1;20;IF([.D31]=3;21;IF([.D31]=4;22;23)))))))-16" office:value-type="float" office:value="7" calcext:value-type="float">
            <text:p>7</text:p>
          </table:table-cell>
          <table:table-cell table:formula="of:=IF([.E31]=2;16;IF([.E31]=0;17;IF([.E31]=7;18;IF([.E31]=6;19;IF([.E31]=1;20;IF([.E31]=3;21;IF([.E31]=4;22;23)))))))-16" office:value-type="float" office:value="6" calcext:value-type="float">
            <text:p>6</text:p>
          </table:table-cell>
          <table:table-cell table:formula="of:=IF([.F31]=2;16;IF([.F31]=0;17;IF([.F31]=7;18;IF([.F31]=6;19;IF([.F31]=1;20;IF([.F31]=3;21;IF([.F31]=4;22;23)))))))-16" office:value-type="float" office:value="0" calcext:value-type="float">
            <text:p>0</text:p>
          </table:table-cell>
          <table:table-cell table:formula="of:=IF([.G31]=2;16;IF([.G31]=0;17;IF([.G31]=7;18;IF([.G31]=6;19;IF([.G31]=1;20;IF([.G31]=3;21;IF([.G31]=4;22;23)))))))-16" office:value-type="float" office:value="0" calcext:value-type="float">
            <text:p>0</text:p>
          </table:table-cell>
          <table:table-cell table:formula="of:=DEC2HEX(BITOR(BITLSHIFT(1; [.H31]);BITLSHIFT(1; [.J31]));2)" office:value-type="string" office:string-value="81" calcext:value-type="string">
            <text:p>81</text:p>
          </table:table-cell>
          <table:table-cell table:formula="of:=DEC2HEX(BITLSHIFT(1; [.H31]);2)" office:value-type="string" office:string-value="80" calcext:value-type="string">
            <text:p>80</text:p>
          </table:table-cell>
          <table:table-cell table:formula="of:=COM.MICROSOFT.CONCAT(&quot;0x&quot;;[.L31];[.M31];&quot;,&quot;)" office:value-type="string" office:string-value="0x8180," calcext:value-type="string">
            <text:p>0x8180,</text:p>
          </table:table-cell>
          <table:table-cell table:formula="of:=DEC2HEX(BITOR(BITLSHIFT(1; [.I31]);BITLSHIFT(1; [.K31]));2)" office:value-type="string" office:string-value="41" calcext:value-type="string">
            <text:p>41</text:p>
          </table:table-cell>
          <table:table-cell table:formula="of:=DEC2HEX(BITLSHIFT(1; [.I31]);2)" office:value-type="string" office:string-value="40" calcext:value-type="string">
            <text:p>40</text:p>
          </table:table-cell>
          <table:table-cell table:formula="of:=COM.MICROSOFT.CONCAT(&quot;0x&quot;;[.O31];[.P31];&quot;,&quot;)" office:value-type="string" office:string-value="0x4140," calcext:value-type="string">
            <text:p>0x4140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2]=2;16;IF([.D32]=0;17;IF([.D32]=7;18;IF([.D32]=6;19;IF([.D32]=1;20;IF([.D32]=3;21;IF([.D32]=4;22;23)))))))-16" office:value-type="float" office:value="7" calcext:value-type="float">
            <text:p>7</text:p>
          </table:table-cell>
          <table:table-cell table:formula="of:=IF([.E32]=2;16;IF([.E32]=0;17;IF([.E32]=7;18;IF([.E32]=6;19;IF([.E32]=1;20;IF([.E32]=3;21;IF([.E32]=4;22;23)))))))-16" office:value-type="float" office:value="6" calcext:value-type="float">
            <text:p>6</text:p>
          </table:table-cell>
          <table:table-cell table:formula="of:=IF([.F32]=2;16;IF([.F32]=0;17;IF([.F32]=7;18;IF([.F32]=6;19;IF([.F32]=1;20;IF([.F32]=3;21;IF([.F32]=4;22;23)))))))-16" office:value-type="float" office:value="5" calcext:value-type="float">
            <text:p>5</text:p>
          </table:table-cell>
          <table:table-cell table:formula="of:=IF([.G32]=2;16;IF([.G32]=0;17;IF([.G32]=7;18;IF([.G32]=6;19;IF([.G32]=1;20;IF([.G32]=3;21;IF([.G32]=4;22;23)))))))-16" office:value-type="float" office:value="5" calcext:value-type="float">
            <text:p>5</text:p>
          </table:table-cell>
          <table:table-cell table:formula="of:=DEC2HEX(BITOR(BITLSHIFT(1; [.H32]);BITLSHIFT(1; [.J32]));2)" office:value-type="string" office:string-value="A0" calcext:value-type="string">
            <text:p>A0</text:p>
          </table:table-cell>
          <table:table-cell table:formula="of:=DEC2HEX(BITLSHIFT(1; [.H32]);2)" office:value-type="string" office:string-value="80" calcext:value-type="string">
            <text:p>80</text:p>
          </table:table-cell>
          <table:table-cell table:formula="of:=COM.MICROSOFT.CONCAT(&quot;0x&quot;;[.L32];[.M32];&quot;,&quot;)" office:value-type="string" office:string-value="0xA080," calcext:value-type="string">
            <text:p>0xA080,</text:p>
          </table:table-cell>
          <table:table-cell table:formula="of:=DEC2HEX(BITOR(BITLSHIFT(1; [.I32]);BITLSHIFT(1; [.K32]));2)" office:value-type="string" office:string-value="60" calcext:value-type="string">
            <text:p>60</text:p>
          </table:table-cell>
          <table:table-cell table:formula="of:=DEC2HEX(BITLSHIFT(1; [.I32]);2)" office:value-type="string" office:string-value="40" calcext:value-type="string">
            <text:p>40</text:p>
          </table:table-cell>
          <table:table-cell table:formula="of:=COM.MICROSOFT.CONCAT(&quot;0x&quot;;[.O32];[.P32];&quot;,&quot;)" office:value-type="string" office:string-value="0x6040," calcext:value-type="string">
            <text:p>0x6040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]=2;16;IF([.D33]=0;17;IF([.D33]=7;18;IF([.D33]=6;19;IF([.D33]=1;20;IF([.D33]=3;21;IF([.D33]=4;22;23)))))))-16" office:value-type="float" office:value="2" calcext:value-type="float">
            <text:p>2</text:p>
          </table:table-cell>
          <table:table-cell table:formula="of:=IF([.E33]=2;16;IF([.E33]=0;17;IF([.E33]=7;18;IF([.E33]=6;19;IF([.E33]=1;20;IF([.E33]=3;21;IF([.E33]=4;22;23)))))))-16" office:value-type="float" office:value="3" calcext:value-type="float">
            <text:p>3</text:p>
          </table:table-cell>
          <table:table-cell table:formula="of:=IF([.F33]=2;16;IF([.F33]=0;17;IF([.F33]=7;18;IF([.F33]=6;19;IF([.F33]=1;20;IF([.F33]=3;21;IF([.F33]=4;22;23)))))))-16" office:value-type="float" office:value="1" calcext:value-type="float">
            <text:p>1</text:p>
          </table:table-cell>
          <table:table-cell table:formula="of:=IF([.G33]=2;16;IF([.G33]=0;17;IF([.G33]=7;18;IF([.G33]=6;19;IF([.G33]=1;20;IF([.G33]=3;21;IF([.G33]=4;22;23)))))))-16" office:value-type="float" office:value="1" calcext:value-type="float">
            <text:p>1</text:p>
          </table:table-cell>
          <table:table-cell table:formula="of:=DEC2HEX(BITOR(BITLSHIFT(1; [.H33]);BITLSHIFT(1; [.J33]));2)" office:value-type="string" office:string-value="06" calcext:value-type="string">
            <text:p>06</text:p>
          </table:table-cell>
          <table:table-cell table:formula="of:=DEC2HEX(BITLSHIFT(1; [.H33]);2)" office:value-type="string" office:string-value="04" calcext:value-type="string">
            <text:p>04</text:p>
          </table:table-cell>
          <table:table-cell table:formula="of:=COM.MICROSOFT.CONCAT(&quot;0x&quot;;[.L33];[.M33];&quot;,&quot;)" office:value-type="string" office:string-value="0x0604," calcext:value-type="string">
            <text:p>0x0604,</text:p>
          </table:table-cell>
          <table:table-cell table:formula="of:=DEC2HEX(BITOR(BITLSHIFT(1; [.I33]);BITLSHIFT(1; [.K33]));2)" office:value-type="string" office:string-value="0A" calcext:value-type="string">
            <text:p>0A</text:p>
          </table:table-cell>
          <table:table-cell table:formula="of:=DEC2HEX(BITLSHIFT(1; [.I33]);2)" office:value-type="string" office:string-value="08" calcext:value-type="string">
            <text:p>08</text:p>
          </table:table-cell>
          <table:table-cell table:formula="of:=COM.MICROSOFT.CONCAT(&quot;0x&quot;;[.O33];[.P33];&quot;,&quot;)" office:value-type="string" office:string-value="0x0A08," calcext:value-type="string">
            <text:p>0x0A08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4]=2;16;IF([.D34]=0;17;IF([.D34]=7;18;IF([.D34]=6;19;IF([.D34]=1;20;IF([.D34]=3;21;IF([.D34]=4;22;23)))))))-16" office:value-type="float" office:value="2" calcext:value-type="float">
            <text:p>2</text:p>
          </table:table-cell>
          <table:table-cell table:formula="of:=IF([.E34]=2;16;IF([.E34]=0;17;IF([.E34]=7;18;IF([.E34]=6;19;IF([.E34]=1;20;IF([.E34]=3;21;IF([.E34]=4;22;23)))))))-16" office:value-type="float" office:value="3" calcext:value-type="float">
            <text:p>3</text:p>
          </table:table-cell>
          <table:table-cell table:formula="of:=IF([.F34]=2;16;IF([.F34]=0;17;IF([.F34]=7;18;IF([.F34]=6;19;IF([.F34]=1;20;IF([.F34]=3;21;IF([.F34]=4;22;23)))))))-16" office:value-type="float" office:value="4" calcext:value-type="float">
            <text:p>4</text:p>
          </table:table-cell>
          <table:table-cell table:formula="of:=IF([.G34]=2;16;IF([.G34]=0;17;IF([.G34]=7;18;IF([.G34]=6;19;IF([.G34]=1;20;IF([.G34]=3;21;IF([.G34]=4;22;23)))))))-16" office:value-type="float" office:value="4" calcext:value-type="float">
            <text:p>4</text:p>
          </table:table-cell>
          <table:table-cell table:formula="of:=DEC2HEX(BITOR(BITLSHIFT(1; [.H34]);BITLSHIFT(1; [.J34]));2)" office:value-type="string" office:string-value="14" calcext:value-type="string">
            <text:p>14</text:p>
          </table:table-cell>
          <table:table-cell table:formula="of:=DEC2HEX(BITLSHIFT(1; [.H34]);2)" office:value-type="string" office:string-value="04" calcext:value-type="string">
            <text:p>04</text:p>
          </table:table-cell>
          <table:table-cell table:formula="of:=COM.MICROSOFT.CONCAT(&quot;0x&quot;;[.L34];[.M34];&quot;,&quot;)" office:value-type="string" office:string-value="0x1404," calcext:value-type="string">
            <text:p>0x1404,</text:p>
          </table:table-cell>
          <table:table-cell table:formula="of:=DEC2HEX(BITOR(BITLSHIFT(1; [.I34]);BITLSHIFT(1; [.K34]));2)" office:value-type="string" office:string-value="18" calcext:value-type="string">
            <text:p>18</text:p>
          </table:table-cell>
          <table:table-cell table:formula="of:=DEC2HEX(BITLSHIFT(1; [.I34]);2)" office:value-type="string" office:string-value="08" calcext:value-type="string">
            <text:p>08</text:p>
          </table:table-cell>
          <table:table-cell table:formula="of:=COM.MICROSOFT.CONCAT(&quot;0x&quot;;[.O34];[.P34];&quot;,&quot;)" office:value-type="string" office:string-value="0x1808," calcext:value-type="string">
            <text:p>0x1808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5]=2;16;IF([.D35]=0;17;IF([.D35]=7;18;IF([.D35]=6;19;IF([.D35]=1;20;IF([.D35]=3;21;IF([.D35]=4;22;23)))))))-16" office:value-type="float" office:value="2" calcext:value-type="float">
            <text:p>2</text:p>
          </table:table-cell>
          <table:table-cell table:formula="of:=IF([.E35]=2;16;IF([.E35]=0;17;IF([.E35]=7;18;IF([.E35]=6;19;IF([.E35]=1;20;IF([.E35]=3;21;IF([.E35]=4;22;23)))))))-16" office:value-type="float" office:value="3" calcext:value-type="float">
            <text:p>3</text:p>
          </table:table-cell>
          <table:table-cell table:formula="of:=IF([.F35]=2;16;IF([.F35]=0;17;IF([.F35]=7;18;IF([.F35]=6;19;IF([.F35]=1;20;IF([.F35]=3;21;IF([.F35]=4;22;23)))))))-16" office:value-type="float" office:value="0" calcext:value-type="float">
            <text:p>0</text:p>
          </table:table-cell>
          <table:table-cell table:formula="of:=IF([.G35]=2;16;IF([.G35]=0;17;IF([.G35]=7;18;IF([.G35]=6;19;IF([.G35]=1;20;IF([.G35]=3;21;IF([.G35]=4;22;23)))))))-16" office:value-type="float" office:value="0" calcext:value-type="float">
            <text:p>0</text:p>
          </table:table-cell>
          <table:table-cell table:formula="of:=DEC2HEX(BITOR(BITLSHIFT(1; [.H35]);BITLSHIFT(1; [.J35]));2)" office:value-type="string" office:string-value="05" calcext:value-type="string">
            <text:p>05</text:p>
          </table:table-cell>
          <table:table-cell table:formula="of:=DEC2HEX(BITLSHIFT(1; [.H35]);2)" office:value-type="string" office:string-value="04" calcext:value-type="string">
            <text:p>04</text:p>
          </table:table-cell>
          <table:table-cell table:formula="of:=COM.MICROSOFT.CONCAT(&quot;0x&quot;;[.L35];[.M35];&quot;,&quot;)" office:value-type="string" office:string-value="0x0504," calcext:value-type="string">
            <text:p>0x0504,</text:p>
          </table:table-cell>
          <table:table-cell table:formula="of:=DEC2HEX(BITOR(BITLSHIFT(1; [.I35]);BITLSHIFT(1; [.K35]));2)" office:value-type="string" office:string-value="09" calcext:value-type="string">
            <text:p>09</text:p>
          </table:table-cell>
          <table:table-cell table:formula="of:=DEC2HEX(BITLSHIFT(1; [.I35]);2)" office:value-type="string" office:string-value="08" calcext:value-type="string">
            <text:p>08</text:p>
          </table:table-cell>
          <table:table-cell table:formula="of:=COM.MICROSOFT.CONCAT(&quot;0x&quot;;[.O35];[.P35];&quot;,&quot;)" office:value-type="string" office:string-value="0x0908," calcext:value-type="string">
            <text:p>0x0908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6]=2;16;IF([.D36]=0;17;IF([.D36]=7;18;IF([.D36]=6;19;IF([.D36]=1;20;IF([.D36]=3;21;IF([.D36]=4;22;23)))))))-16" office:value-type="float" office:value="2" calcext:value-type="float">
            <text:p>2</text:p>
          </table:table-cell>
          <table:table-cell table:formula="of:=IF([.E36]=2;16;IF([.E36]=0;17;IF([.E36]=7;18;IF([.E36]=6;19;IF([.E36]=1;20;IF([.E36]=3;21;IF([.E36]=4;22;23)))))))-16" office:value-type="float" office:value="3" calcext:value-type="float">
            <text:p>3</text:p>
          </table:table-cell>
          <table:table-cell table:formula="of:=IF([.F36]=2;16;IF([.F36]=0;17;IF([.F36]=7;18;IF([.F36]=6;19;IF([.F36]=1;20;IF([.F36]=3;21;IF([.F36]=4;22;23)))))))-16" office:value-type="float" office:value="5" calcext:value-type="float">
            <text:p>5</text:p>
          </table:table-cell>
          <table:table-cell table:formula="of:=IF([.G36]=2;16;IF([.G36]=0;17;IF([.G36]=7;18;IF([.G36]=6;19;IF([.G36]=1;20;IF([.G36]=3;21;IF([.G36]=4;22;23)))))))-16" office:value-type="float" office:value="5" calcext:value-type="float">
            <text:p>5</text:p>
          </table:table-cell>
          <table:table-cell table:formula="of:=DEC2HEX(BITOR(BITLSHIFT(1; [.H36]);BITLSHIFT(1; [.J36]));2)" office:value-type="string" office:string-value="24" calcext:value-type="string">
            <text:p>24</text:p>
          </table:table-cell>
          <table:table-cell table:formula="of:=DEC2HEX(BITLSHIFT(1; [.H36]);2)" office:value-type="string" office:string-value="04" calcext:value-type="string">
            <text:p>04</text:p>
          </table:table-cell>
          <table:table-cell table:formula="of:=COM.MICROSOFT.CONCAT(&quot;0x&quot;;[.L36];[.M36];&quot;,&quot;)" office:value-type="string" office:string-value="0x2404," calcext:value-type="string">
            <text:p>0x2404,</text:p>
          </table:table-cell>
          <table:table-cell table:formula="of:=DEC2HEX(BITOR(BITLSHIFT(1; [.I36]);BITLSHIFT(1; [.K36]));2)" office:value-type="string" office:string-value="28" calcext:value-type="string">
            <text:p>28</text:p>
          </table:table-cell>
          <table:table-cell table:formula="of:=DEC2HEX(BITLSHIFT(1; [.I36]);2)" office:value-type="string" office:string-value="08" calcext:value-type="string">
            <text:p>08</text:p>
          </table:table-cell>
          <table:table-cell table:formula="of:=COM.MICROSOFT.CONCAT(&quot;0x&quot;;[.O36];[.P36];&quot;,&quot;)" office:value-type="string" office:string-value="0x2808," calcext:value-type="string">
            <text:p>0x280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7]=2;16;IF([.D37]=0;17;IF([.D37]=7;18;IF([.D37]=6;19;IF([.D37]=1;20;IF([.D37]=3;21;IF([.D37]=4;22;23)))))))-16" office:value-type="float" office:value="2" calcext:value-type="float">
            <text:p>2</text:p>
          </table:table-cell>
          <table:table-cell table:formula="of:=IF([.E37]=2;16;IF([.E37]=0;17;IF([.E37]=7;18;IF([.E37]=6;19;IF([.E37]=1;20;IF([.E37]=3;21;IF([.E37]=4;22;23)))))))-16" office:value-type="float" office:value="3" calcext:value-type="float">
            <text:p>3</text:p>
          </table:table-cell>
          <table:table-cell table:formula="of:=IF([.F37]=2;16;IF([.F37]=0;17;IF([.F37]=7;18;IF([.F37]=6;19;IF([.F37]=1;20;IF([.F37]=3;21;IF([.F37]=4;22;23)))))))-16" office:value-type="float" office:value="6" calcext:value-type="float">
            <text:p>6</text:p>
          </table:table-cell>
          <table:table-cell table:formula="of:=IF([.G37]=2;16;IF([.G37]=0;17;IF([.G37]=7;18;IF([.G37]=6;19;IF([.G37]=1;20;IF([.G37]=3;21;IF([.G37]=4;22;23)))))))-16" office:value-type="float" office:value="6" calcext:value-type="float">
            <text:p>6</text:p>
          </table:table-cell>
          <table:table-cell table:formula="of:=DEC2HEX(BITOR(BITLSHIFT(1; [.H37]);BITLSHIFT(1; [.J37]));2)" office:value-type="string" office:string-value="44" calcext:value-type="string">
            <text:p>44</text:p>
          </table:table-cell>
          <table:table-cell table:formula="of:=DEC2HEX(BITLSHIFT(1; [.H37]);2)" office:value-type="string" office:string-value="04" calcext:value-type="string">
            <text:p>04</text:p>
          </table:table-cell>
          <table:table-cell table:formula="of:=COM.MICROSOFT.CONCAT(&quot;0x&quot;;[.L37];[.M37];&quot;,&quot;)" office:value-type="string" office:string-value="0x4404," calcext:value-type="string">
            <text:p>0x4404,</text:p>
          </table:table-cell>
          <table:table-cell table:formula="of:=DEC2HEX(BITOR(BITLSHIFT(1; [.I37]);BITLSHIFT(1; [.K37]));2)" office:value-type="string" office:string-value="48" calcext:value-type="string">
            <text:p>48</text:p>
          </table:table-cell>
          <table:table-cell table:formula="of:=DEC2HEX(BITLSHIFT(1; [.I37]);2)" office:value-type="string" office:string-value="08" calcext:value-type="string">
            <text:p>08</text:p>
          </table:table-cell>
          <table:table-cell table:formula="of:=COM.MICROSOFT.CONCAT(&quot;0x&quot;;[.O37];[.P37];&quot;,&quot;)" office:value-type="string" office:string-value="0x4808," calcext:value-type="string">
            <text:p>0x4808,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38]=2;16;IF([.D38]=0;17;IF([.D38]=7;18;IF([.D38]=6;19;IF([.D38]=1;20;IF([.D38]=3;21;IF([.D38]=4;22;23)))))))-16" office:value-type="float" office:value="2" calcext:value-type="float">
            <text:p>2</text:p>
          </table:table-cell>
          <table:table-cell table:formula="of:=IF([.E38]=2;16;IF([.E38]=0;17;IF([.E38]=7;18;IF([.E38]=6;19;IF([.E38]=1;20;IF([.E38]=3;21;IF([.E38]=4;22;23)))))))-16" office:value-type="float" office:value="3" calcext:value-type="float">
            <text:p>3</text:p>
          </table:table-cell>
          <table:table-cell table:formula="of:=IF([.F38]=2;16;IF([.F38]=0;17;IF([.F38]=7;18;IF([.F38]=6;19;IF([.F38]=1;20;IF([.F38]=3;21;IF([.F38]=4;22;23)))))))-16" office:value-type="float" office:value="7" calcext:value-type="float">
            <text:p>7</text:p>
          </table:table-cell>
          <table:table-cell table:formula="of:=IF([.G38]=2;16;IF([.G38]=0;17;IF([.G38]=7;18;IF([.G38]=6;19;IF([.G38]=1;20;IF([.G38]=3;21;IF([.G38]=4;22;23)))))))-16" office:value-type="float" office:value="7" calcext:value-type="float">
            <text:p>7</text:p>
          </table:table-cell>
          <table:table-cell table:formula="of:=DEC2HEX(BITOR(BITLSHIFT(1; [.H38]);BITLSHIFT(1; [.J38]));2)" office:value-type="string" office:string-value="84" calcext:value-type="string">
            <text:p>84</text:p>
          </table:table-cell>
          <table:table-cell table:formula="of:=DEC2HEX(BITLSHIFT(1; [.H38]);2)" office:value-type="string" office:string-value="04" calcext:value-type="string">
            <text:p>04</text:p>
          </table:table-cell>
          <table:table-cell table:formula="of:=COM.MICROSOFT.CONCAT(&quot;0x&quot;;[.L38];[.M38];&quot;,&quot;)" office:value-type="string" office:string-value="0x8404," calcext:value-type="string">
            <text:p>0x8404,</text:p>
          </table:table-cell>
          <table:table-cell table:formula="of:=DEC2HEX(BITOR(BITLSHIFT(1; [.I38]);BITLSHIFT(1; [.K38]));2)" office:value-type="string" office:string-value="88" calcext:value-type="string">
            <text:p>88</text:p>
          </table:table-cell>
          <table:table-cell table:formula="of:=DEC2HEX(BITLSHIFT(1; [.I38]);2)" office:value-type="string" office:string-value="08" calcext:value-type="string">
            <text:p>08</text:p>
          </table:table-cell>
          <table:table-cell table:formula="of:=COM.MICROSOFT.CONCAT(&quot;0x&quot;;[.O38];[.P38];&quot;,&quot;)" office:value-type="string" office:string-value="0x8808," calcext:value-type="string">
            <text:p>0x8808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39]=2;16;IF([.D39]=0;17;IF([.D39]=7;18;IF([.D39]=6;19;IF([.D39]=1;20;IF([.D39]=3;21;IF([.D39]=4;22;23)))))))-16" office:value-type="float" office:value="1" calcext:value-type="float">
            <text:p>1</text:p>
          </table:table-cell>
          <table:table-cell table:formula="of:=IF([.E39]=2;16;IF([.E39]=0;17;IF([.E39]=7;18;IF([.E39]=6;19;IF([.E39]=1;20;IF([.E39]=3;21;IF([.E39]=4;22;23)))))))-16" office:value-type="float" office:value="1" calcext:value-type="float">
            <text:p>1</text:p>
          </table:table-cell>
          <table:table-cell table:formula="of:=IF([.F39]=2;16;IF([.F39]=0;17;IF([.F39]=7;18;IF([.F39]=6;19;IF([.F39]=1;20;IF([.F39]=3;21;IF([.F39]=4;22;23)))))))-16" office:value-type="float" office:value="0" calcext:value-type="float">
            <text:p>0</text:p>
          </table:table-cell>
          <table:table-cell table:formula="of:=IF([.G39]=2;16;IF([.G39]=0;17;IF([.G39]=7;18;IF([.G39]=6;19;IF([.G39]=1;20;IF([.G39]=3;21;IF([.G39]=4;22;23)))))))-16" office:value-type="float" office:value="5" calcext:value-type="float">
            <text:p>5</text:p>
          </table:table-cell>
          <table:table-cell table:formula="of:=DEC2HEX(BITOR(BITLSHIFT(1; [.H39]);BITLSHIFT(1; [.J39]));2)" office:value-type="string" office:string-value="03" calcext:value-type="string">
            <text:p>03</text:p>
          </table:table-cell>
          <table:table-cell table:formula="of:=DEC2HEX(BITLSHIFT(1; [.H39]);2)" office:value-type="string" office:string-value="02" calcext:value-type="string">
            <text:p>02</text:p>
          </table:table-cell>
          <table:table-cell table:formula="of:=COM.MICROSOFT.CONCAT(&quot;0x&quot;;[.L39];[.M39];&quot;,&quot;)" office:value-type="string" office:string-value="0x0302," calcext:value-type="string">
            <text:p>0x0302,</text:p>
          </table:table-cell>
          <table:table-cell table:formula="of:=DEC2HEX(BITOR(BITLSHIFT(1; [.I39]);BITLSHIFT(1; [.K39]));2)" office:value-type="string" office:string-value="22" calcext:value-type="string">
            <text:p>22</text:p>
          </table:table-cell>
          <table:table-cell table:formula="of:=DEC2HEX(BITLSHIFT(1; [.I39]);2)" office:value-type="string" office:string-value="02" calcext:value-type="string">
            <text:p>02</text:p>
          </table:table-cell>
          <table:table-cell table:formula="of:=COM.MICROSOFT.CONCAT(&quot;0x&quot;;[.O39];[.P39];&quot;,&quot;)" office:value-type="string" office:string-value="0x2202," calcext:value-type="string">
            <text:p>0x2202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40]=2;16;IF([.D40]=0;17;IF([.D40]=7;18;IF([.D40]=6;19;IF([.D40]=1;20;IF([.D40]=3;21;IF([.D40]=4;22;23)))))))-16" office:value-type="float" office:value="4" calcext:value-type="float">
            <text:p>4</text:p>
          </table:table-cell>
          <table:table-cell table:formula="of:=IF([.E40]=2;16;IF([.E40]=0;17;IF([.E40]=7;18;IF([.E40]=6;19;IF([.E40]=1;20;IF([.E40]=3;21;IF([.E40]=4;22;23)))))))-16" office:value-type="float" office:value="4" calcext:value-type="float">
            <text:p>4</text:p>
          </table:table-cell>
          <table:table-cell table:formula="of:=IF([.F40]=2;16;IF([.F40]=0;17;IF([.F40]=7;18;IF([.F40]=6;19;IF([.F40]=1;20;IF([.F40]=3;21;IF([.F40]=4;22;23)))))))-16" office:value-type="float" office:value="0" calcext:value-type="float">
            <text:p>0</text:p>
          </table:table-cell>
          <table:table-cell table:formula="of:=IF([.G40]=2;16;IF([.G40]=0;17;IF([.G40]=7;18;IF([.G40]=6;19;IF([.G40]=1;20;IF([.G40]=3;21;IF([.G40]=4;22;23)))))))-16" office:value-type="float" office:value="5" calcext:value-type="float">
            <text:p>5</text:p>
          </table:table-cell>
          <table:table-cell table:formula="of:=DEC2HEX(BITOR(BITLSHIFT(1; [.H40]);BITLSHIFT(1; [.J40]));2)" office:value-type="string" office:string-value="11" calcext:value-type="string">
            <text:p>11</text:p>
          </table:table-cell>
          <table:table-cell table:formula="of:=DEC2HEX(BITLSHIFT(1; [.H40]);2)" office:value-type="string" office:string-value="10" calcext:value-type="string">
            <text:p>10</text:p>
          </table:table-cell>
          <table:table-cell table:formula="of:=COM.MICROSOFT.CONCAT(&quot;0x&quot;;[.L40];[.M40];&quot;,&quot;)" office:value-type="string" office:string-value="0x1110," calcext:value-type="string">
            <text:p>0x1110,</text:p>
          </table:table-cell>
          <table:table-cell table:formula="of:=DEC2HEX(BITOR(BITLSHIFT(1; [.I40]);BITLSHIFT(1; [.K40]));2)" office:value-type="string" office:string-value="30" calcext:value-type="string">
            <text:p>30</text:p>
          </table:table-cell>
          <table:table-cell table:formula="of:=DEC2HEX(BITLSHIFT(1; [.I40]);2)" office:value-type="string" office:string-value="10" calcext:value-type="string">
            <text:p>10</text:p>
          </table:table-cell>
          <table:table-cell table:formula="of:=COM.MICROSOFT.CONCAT(&quot;0x&quot;;[.O40];[.P40];&quot;,&quot;)" office:value-type="string" office:string-value="0x3010," calcext:value-type="string">
            <text:p>0x3010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1]=2;16;IF([.D41]=0;17;IF([.D41]=7;18;IF([.D41]=6;19;IF([.D41]=1;20;IF([.D41]=3;21;IF([.D41]=4;22;23)))))))-16" office:value-type="float" office:value="1" calcext:value-type="float">
            <text:p>1</text:p>
          </table:table-cell>
          <table:table-cell table:formula="of:=IF([.E41]=2;16;IF([.E41]=0;17;IF([.E41]=7;18;IF([.E41]=6;19;IF([.E41]=1;20;IF([.E41]=3;21;IF([.E41]=4;22;23)))))))-16" office:value-type="float" office:value="1" calcext:value-type="float">
            <text:p>1</text:p>
          </table:table-cell>
          <table:table-cell table:formula="of:=IF([.F41]=2;16;IF([.F41]=0;17;IF([.F41]=7;18;IF([.F41]=6;19;IF([.F41]=1;20;IF([.F41]=3;21;IF([.F41]=4;22;23)))))))-16" office:value-type="float" office:value="7" calcext:value-type="float">
            <text:p>7</text:p>
          </table:table-cell>
          <table:table-cell table:formula="of:=IF([.G41]=2;16;IF([.G41]=0;17;IF([.G41]=7;18;IF([.G41]=6;19;IF([.G41]=1;20;IF([.G41]=3;21;IF([.G41]=4;22;23)))))))-16" office:value-type="float" office:value="6" calcext:value-type="float">
            <text:p>6</text:p>
          </table:table-cell>
          <table:table-cell table:formula="of:=DEC2HEX(BITOR(BITLSHIFT(1; [.H41]);BITLSHIFT(1; [.J41]));2)" office:value-type="string" office:string-value="82" calcext:value-type="string">
            <text:p>82</text:p>
          </table:table-cell>
          <table:table-cell table:formula="of:=DEC2HEX(BITLSHIFT(1; [.H41]);2)" office:value-type="string" office:string-value="02" calcext:value-type="string">
            <text:p>02</text:p>
          </table:table-cell>
          <table:table-cell table:formula="of:=COM.MICROSOFT.CONCAT(&quot;0x&quot;;[.L41];[.M41];&quot;,&quot;)" office:value-type="string" office:string-value="0x8202," calcext:value-type="string">
            <text:p>0x8202,</text:p>
          </table:table-cell>
          <table:table-cell table:formula="of:=DEC2HEX(BITOR(BITLSHIFT(1; [.I41]);BITLSHIFT(1; [.K41]));2)" office:value-type="string" office:string-value="42" calcext:value-type="string">
            <text:p>42</text:p>
          </table:table-cell>
          <table:table-cell table:formula="of:=DEC2HEX(BITLSHIFT(1; [.I41]);2)" office:value-type="string" office:string-value="02" calcext:value-type="string">
            <text:p>02</text:p>
          </table:table-cell>
          <table:table-cell table:formula="of:=COM.MICROSOFT.CONCAT(&quot;0x&quot;;[.O41];[.P41];&quot;,&quot;)" office:value-type="string" office:string-value="0x4202," calcext:value-type="string">
            <text:p>0x4202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2]=2;16;IF([.D42]=0;17;IF([.D42]=7;18;IF([.D42]=6;19;IF([.D42]=1;20;IF([.D42]=3;21;IF([.D42]=4;22;23)))))))-16" office:value-type="float" office:value="4" calcext:value-type="float">
            <text:p>4</text:p>
          </table:table-cell>
          <table:table-cell table:formula="of:=IF([.E42]=2;16;IF([.E42]=0;17;IF([.E42]=7;18;IF([.E42]=6;19;IF([.E42]=1;20;IF([.E42]=3;21;IF([.E42]=4;22;23)))))))-16" office:value-type="float" office:value="4" calcext:value-type="float">
            <text:p>4</text:p>
          </table:table-cell>
          <table:table-cell table:formula="of:=IF([.F42]=2;16;IF([.F42]=0;17;IF([.F42]=7;18;IF([.F42]=6;19;IF([.F42]=1;20;IF([.F42]=3;21;IF([.F42]=4;22;23)))))))-16" office:value-type="float" office:value="7" calcext:value-type="float">
            <text:p>7</text:p>
          </table:table-cell>
          <table:table-cell table:formula="of:=IF([.G42]=2;16;IF([.G42]=0;17;IF([.G42]=7;18;IF([.G42]=6;19;IF([.G42]=1;20;IF([.G42]=3;21;IF([.G42]=4;22;23)))))))-16" office:value-type="float" office:value="6" calcext:value-type="float">
            <text:p>6</text:p>
          </table:table-cell>
          <table:table-cell table:formula="of:=DEC2HEX(BITOR(BITLSHIFT(1; [.H42]);BITLSHIFT(1; [.J42]));2)" office:value-type="string" office:string-value="90" calcext:value-type="string">
            <text:p>90</text:p>
          </table:table-cell>
          <table:table-cell table:formula="of:=DEC2HEX(BITLSHIFT(1; [.H42]);2)" office:value-type="string" office:string-value="10" calcext:value-type="string">
            <text:p>10</text:p>
          </table:table-cell>
          <table:table-cell table:formula="of:=COM.MICROSOFT.CONCAT(&quot;0x&quot;;[.L42];[.M42];&quot;,&quot;)" office:value-type="string" office:string-value="0x9010," calcext:value-type="string">
            <text:p>0x9010,</text:p>
          </table:table-cell>
          <table:table-cell table:formula="of:=DEC2HEX(BITOR(BITLSHIFT(1; [.I42]);BITLSHIFT(1; [.K42]));2)" office:value-type="string" office:string-value="50" calcext:value-type="string">
            <text:p>50</text:p>
          </table:table-cell>
          <table:table-cell table:formula="of:=DEC2HEX(BITLSHIFT(1; [.I42]);2)" office:value-type="string" office:string-value="10" calcext:value-type="string">
            <text:p>10</text:p>
          </table:table-cell>
          <table:table-cell table:formula="of:=COM.MICROSOFT.CONCAT(&quot;0x&quot;;[.O42];[.P42];&quot;,&quot;)" office:value-type="string" office:string-value="0x5010," calcext:value-type="string">
            <text:p>0x501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3]=2;16;IF([.D43]=0;17;IF([.D43]=7;18;IF([.D43]=6;19;IF([.D43]=1;20;IF([.D43]=3;21;IF([.D43]=4;22;23)))))))-16" office:value-type="float" office:value="0" calcext:value-type="float">
            <text:p>0</text:p>
          </table:table-cell>
          <table:table-cell table:formula="of:=IF([.E43]=2;16;IF([.E43]=0;17;IF([.E43]=7;18;IF([.E43]=6;19;IF([.E43]=1;20;IF([.E43]=3;21;IF([.E43]=4;22;23)))))))-16" office:value-type="float" office:value="0" calcext:value-type="float">
            <text:p>0</text:p>
          </table:table-cell>
          <table:table-cell table:formula="of:=IF([.F43]=2;16;IF([.F43]=0;17;IF([.F43]=7;18;IF([.F43]=6;19;IF([.F43]=1;20;IF([.F43]=3;21;IF([.F43]=4;22;23)))))))-16" office:value-type="float" office:value="7" calcext:value-type="float">
            <text:p>7</text:p>
          </table:table-cell>
          <table:table-cell table:formula="of:=IF([.G43]=2;16;IF([.G43]=0;17;IF([.G43]=7;18;IF([.G43]=6;19;IF([.G43]=1;20;IF([.G43]=3;21;IF([.G43]=4;22;23)))))))-16" office:value-type="float" office:value="6" calcext:value-type="float">
            <text:p>6</text:p>
          </table:table-cell>
          <table:table-cell table:formula="of:=DEC2HEX(BITOR(BITLSHIFT(1; [.H43]);BITLSHIFT(1; [.J43]));2)" office:value-type="string" office:string-value="81" calcext:value-type="string">
            <text:p>81</text:p>
          </table:table-cell>
          <table:table-cell table:formula="of:=DEC2HEX(BITLSHIFT(1; [.H43]);2)" office:value-type="string" office:string-value="01" calcext:value-type="string">
            <text:p>01</text:p>
          </table:table-cell>
          <table:table-cell table:formula="of:=COM.MICROSOFT.CONCAT(&quot;0x&quot;;[.L43];[.M43];&quot;,&quot;)" office:value-type="string" office:string-value="0x8101," calcext:value-type="string">
            <text:p>0x8101,</text:p>
          </table:table-cell>
          <table:table-cell table:formula="of:=DEC2HEX(BITOR(BITLSHIFT(1; [.I43]);BITLSHIFT(1; [.K43]));2)" office:value-type="string" office:string-value="41" calcext:value-type="string">
            <text:p>41</text:p>
          </table:table-cell>
          <table:table-cell table:formula="of:=DEC2HEX(BITLSHIFT(1; [.I43]);2)" office:value-type="string" office:string-value="01" calcext:value-type="string">
            <text:p>01</text:p>
          </table:table-cell>
          <table:table-cell table:formula="of:=COM.MICROSOFT.CONCAT(&quot;0x&quot;;[.O43];[.P43];&quot;,&quot;)" office:value-type="string" office:string-value="0x4101," calcext:value-type="string">
            <text:p>0x4101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4]=2;16;IF([.D44]=0;17;IF([.D44]=7;18;IF([.D44]=6;19;IF([.D44]=1;20;IF([.D44]=3;21;IF([.D44]=4;22;23)))))))-16" office:value-type="float" office:value="5" calcext:value-type="float">
            <text:p>5</text:p>
          </table:table-cell>
          <table:table-cell table:formula="of:=IF([.E44]=2;16;IF([.E44]=0;17;IF([.E44]=7;18;IF([.E44]=6;19;IF([.E44]=1;20;IF([.E44]=3;21;IF([.E44]=4;22;23)))))))-16" office:value-type="float" office:value="5" calcext:value-type="float">
            <text:p>5</text:p>
          </table:table-cell>
          <table:table-cell table:formula="of:=IF([.F44]=2;16;IF([.F44]=0;17;IF([.F44]=7;18;IF([.F44]=6;19;IF([.F44]=1;20;IF([.F44]=3;21;IF([.F44]=4;22;23)))))))-16" office:value-type="float" office:value="7" calcext:value-type="float">
            <text:p>7</text:p>
          </table:table-cell>
          <table:table-cell table:formula="of:=IF([.G44]=2;16;IF([.G44]=0;17;IF([.G44]=7;18;IF([.G44]=6;19;IF([.G44]=1;20;IF([.G44]=3;21;IF([.G44]=4;22;23)))))))-16" office:value-type="float" office:value="6" calcext:value-type="float">
            <text:p>6</text:p>
          </table:table-cell>
          <table:table-cell table:formula="of:=DEC2HEX(BITOR(BITLSHIFT(1; [.H44]);BITLSHIFT(1; [.J44]));2)" office:value-type="string" office:string-value="A0" calcext:value-type="string">
            <text:p>A0</text:p>
          </table:table-cell>
          <table:table-cell table:formula="of:=DEC2HEX(BITLSHIFT(1; [.H44]);2)" office:value-type="string" office:string-value="20" calcext:value-type="string">
            <text:p>20</text:p>
          </table:table-cell>
          <table:table-cell table:formula="of:=COM.MICROSOFT.CONCAT(&quot;0x&quot;;[.L44];[.M44];&quot;,&quot;)" office:value-type="string" office:string-value="0xA020," calcext:value-type="string">
            <text:p>0xA020,</text:p>
          </table:table-cell>
          <table:table-cell table:formula="of:=DEC2HEX(BITOR(BITLSHIFT(1; [.I44]);BITLSHIFT(1; [.K44]));2)" office:value-type="string" office:string-value="60" calcext:value-type="string">
            <text:p>60</text:p>
          </table:table-cell>
          <table:table-cell table:formula="of:=DEC2HEX(BITLSHIFT(1; [.I44]);2)" office:value-type="string" office:string-value="20" calcext:value-type="string">
            <text:p>20</text:p>
          </table:table-cell>
          <table:table-cell table:formula="of:=COM.MICROSOFT.CONCAT(&quot;0x&quot;;[.O44];[.P44];&quot;,&quot;)" office:value-type="string" office:string-value="0x6020," calcext:value-type="string">
            <text:p>0x602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5]=2;16;IF([.D45]=0;17;IF([.D45]=7;18;IF([.D45]=6;19;IF([.D45]=1;20;IF([.D45]=3;21;IF([.D45]=4;22;23)))))))-16" office:value-type="float" office:value="1" calcext:value-type="float">
            <text:p>1</text:p>
          </table:table-cell>
          <table:table-cell table:formula="of:=IF([.E45]=2;16;IF([.E45]=0;17;IF([.E45]=7;18;IF([.E45]=6;19;IF([.E45]=1;20;IF([.E45]=3;21;IF([.E45]=4;22;23)))))))-16" office:value-type="float" office:value="1" calcext:value-type="float">
            <text:p>1</text:p>
          </table:table-cell>
          <table:table-cell table:formula="of:=IF([.F45]=2;16;IF([.F45]=0;17;IF([.F45]=7;18;IF([.F45]=6;19;IF([.F45]=1;20;IF([.F45]=3;21;IF([.F45]=4;22;23)))))))-16" office:value-type="float" office:value="2" calcext:value-type="float">
            <text:p>2</text:p>
          </table:table-cell>
          <table:table-cell table:formula="of:=IF([.G45]=2;16;IF([.G45]=0;17;IF([.G45]=7;18;IF([.G45]=6;19;IF([.G45]=1;20;IF([.G45]=3;21;IF([.G45]=4;22;23)))))))-16" office:value-type="float" office:value="3" calcext:value-type="float">
            <text:p>3</text:p>
          </table:table-cell>
          <table:table-cell table:formula="of:=DEC2HEX(BITOR(BITLSHIFT(1; [.H45]);BITLSHIFT(1; [.J45]));2)" office:value-type="string" office:string-value="06" calcext:value-type="string">
            <text:p>06</text:p>
          </table:table-cell>
          <table:table-cell table:formula="of:=DEC2HEX(BITLSHIFT(1; [.H45]);2)" office:value-type="string" office:string-value="02" calcext:value-type="string">
            <text:p>02</text:p>
          </table:table-cell>
          <table:table-cell table:formula="of:=COM.MICROSOFT.CONCAT(&quot;0x&quot;;[.L45];[.M45];&quot;,&quot;)" office:value-type="string" office:string-value="0x0602," calcext:value-type="string">
            <text:p>0x0602,</text:p>
          </table:table-cell>
          <table:table-cell table:formula="of:=DEC2HEX(BITOR(BITLSHIFT(1; [.I45]);BITLSHIFT(1; [.K45]));2)" office:value-type="string" office:string-value="0A" calcext:value-type="string">
            <text:p>0A</text:p>
          </table:table-cell>
          <table:table-cell table:formula="of:=DEC2HEX(BITLSHIFT(1; [.I45]);2)" office:value-type="string" office:string-value="02" calcext:value-type="string">
            <text:p>02</text:p>
          </table:table-cell>
          <table:table-cell table:formula="of:=COM.MICROSOFT.CONCAT(&quot;0x&quot;;[.O45];[.P45];&quot;,&quot;)" office:value-type="string" office:string-value="0x0A02," calcext:value-type="string">
            <text:p>0x0A02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6]=2;16;IF([.D46]=0;17;IF([.D46]=7;18;IF([.D46]=6;19;IF([.D46]=1;20;IF([.D46]=3;21;IF([.D46]=4;22;23)))))))-16" office:value-type="float" office:value="4" calcext:value-type="float">
            <text:p>4</text:p>
          </table:table-cell>
          <table:table-cell table:formula="of:=IF([.E46]=2;16;IF([.E46]=0;17;IF([.E46]=7;18;IF([.E46]=6;19;IF([.E46]=1;20;IF([.E46]=3;21;IF([.E46]=4;22;23)))))))-16" office:value-type="float" office:value="4" calcext:value-type="float">
            <text:p>4</text:p>
          </table:table-cell>
          <table:table-cell table:formula="of:=IF([.F46]=2;16;IF([.F46]=0;17;IF([.F46]=7;18;IF([.F46]=6;19;IF([.F46]=1;20;IF([.F46]=3;21;IF([.F46]=4;22;23)))))))-16" office:value-type="float" office:value="2" calcext:value-type="float">
            <text:p>2</text:p>
          </table:table-cell>
          <table:table-cell table:formula="of:=IF([.G46]=2;16;IF([.G46]=0;17;IF([.G46]=7;18;IF([.G46]=6;19;IF([.G46]=1;20;IF([.G46]=3;21;IF([.G46]=4;22;23)))))))-16" office:value-type="float" office:value="3" calcext:value-type="float">
            <text:p>3</text:p>
          </table:table-cell>
          <table:table-cell table:formula="of:=DEC2HEX(BITOR(BITLSHIFT(1; [.H46]);BITLSHIFT(1; [.J46]));2)" office:value-type="string" office:string-value="14" calcext:value-type="string">
            <text:p>14</text:p>
          </table:table-cell>
          <table:table-cell table:formula="of:=DEC2HEX(BITLSHIFT(1; [.H46]);2)" office:value-type="string" office:string-value="10" calcext:value-type="string">
            <text:p>10</text:p>
          </table:table-cell>
          <table:table-cell table:formula="of:=COM.MICROSOFT.CONCAT(&quot;0x&quot;;[.L46];[.M46];&quot;,&quot;)" office:value-type="string" office:string-value="0x1410," calcext:value-type="string">
            <text:p>0x1410,</text:p>
          </table:table-cell>
          <table:table-cell table:formula="of:=DEC2HEX(BITOR(BITLSHIFT(1; [.I46]);BITLSHIFT(1; [.K46]));2)" office:value-type="string" office:string-value="18" calcext:value-type="string">
            <text:p>18</text:p>
          </table:table-cell>
          <table:table-cell table:formula="of:=DEC2HEX(BITLSHIFT(1; [.I46]);2)" office:value-type="string" office:string-value="10" calcext:value-type="string">
            <text:p>10</text:p>
          </table:table-cell>
          <table:table-cell table:formula="of:=COM.MICROSOFT.CONCAT(&quot;0x&quot;;[.O46];[.P46];&quot;,&quot;)" office:value-type="string" office:string-value="0x1810," calcext:value-type="string">
            <text:p>0x1810,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7]=2;16;IF([.D47]=0;17;IF([.D47]=7;18;IF([.D47]=6;19;IF([.D47]=1;20;IF([.D47]=3;21;IF([.D47]=4;22;23)))))))-16" office:value-type="float" office:value="0" calcext:value-type="float">
            <text:p>0</text:p>
          </table:table-cell>
          <table:table-cell table:formula="of:=IF([.E47]=2;16;IF([.E47]=0;17;IF([.E47]=7;18;IF([.E47]=6;19;IF([.E47]=1;20;IF([.E47]=3;21;IF([.E47]=4;22;23)))))))-16" office:value-type="float" office:value="0" calcext:value-type="float">
            <text:p>0</text:p>
          </table:table-cell>
          <table:table-cell table:formula="of:=IF([.F47]=2;16;IF([.F47]=0;17;IF([.F47]=7;18;IF([.F47]=6;19;IF([.F47]=1;20;IF([.F47]=3;21;IF([.F47]=4;22;23)))))))-16" office:value-type="float" office:value="2" calcext:value-type="float">
            <text:p>2</text:p>
          </table:table-cell>
          <table:table-cell table:formula="of:=IF([.G47]=2;16;IF([.G47]=0;17;IF([.G47]=7;18;IF([.G47]=6;19;IF([.G47]=1;20;IF([.G47]=3;21;IF([.G47]=4;22;23)))))))-16" office:value-type="float" office:value="3" calcext:value-type="float">
            <text:p>3</text:p>
          </table:table-cell>
          <table:table-cell table:formula="of:=DEC2HEX(BITOR(BITLSHIFT(1; [.H47]);BITLSHIFT(1; [.J47]));2)" office:value-type="string" office:string-value="05" calcext:value-type="string">
            <text:p>05</text:p>
          </table:table-cell>
          <table:table-cell table:formula="of:=DEC2HEX(BITLSHIFT(1; [.H47]);2)" office:value-type="string" office:string-value="01" calcext:value-type="string">
            <text:p>01</text:p>
          </table:table-cell>
          <table:table-cell table:formula="of:=COM.MICROSOFT.CONCAT(&quot;0x&quot;;[.L47];[.M47];&quot;,&quot;)" office:value-type="string" office:string-value="0x0501," calcext:value-type="string">
            <text:p>0x0501,</text:p>
          </table:table-cell>
          <table:table-cell table:formula="of:=DEC2HEX(BITOR(BITLSHIFT(1; [.I47]);BITLSHIFT(1; [.K47]));2)" office:value-type="string" office:string-value="09" calcext:value-type="string">
            <text:p>09</text:p>
          </table:table-cell>
          <table:table-cell table:formula="of:=DEC2HEX(BITLSHIFT(1; [.I47]);2)" office:value-type="string" office:string-value="01" calcext:value-type="string">
            <text:p>01</text:p>
          </table:table-cell>
          <table:table-cell table:formula="of:=COM.MICROSOFT.CONCAT(&quot;0x&quot;;[.O47];[.P47];&quot;,&quot;)" office:value-type="string" office:string-value="0x0901," calcext:value-type="string">
            <text:p>0x0901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8]=2;16;IF([.D48]=0;17;IF([.D48]=7;18;IF([.D48]=6;19;IF([.D48]=1;20;IF([.D48]=3;21;IF([.D48]=4;22;23)))))))-16" office:value-type="float" office:value="5" calcext:value-type="float">
            <text:p>5</text:p>
          </table:table-cell>
          <table:table-cell table:formula="of:=IF([.E48]=2;16;IF([.E48]=0;17;IF([.E48]=7;18;IF([.E48]=6;19;IF([.E48]=1;20;IF([.E48]=3;21;IF([.E48]=4;22;23)))))))-16" office:value-type="float" office:value="5" calcext:value-type="float">
            <text:p>5</text:p>
          </table:table-cell>
          <table:table-cell table:formula="of:=IF([.F48]=2;16;IF([.F48]=0;17;IF([.F48]=7;18;IF([.F48]=6;19;IF([.F48]=1;20;IF([.F48]=3;21;IF([.F48]=4;22;23)))))))-16" office:value-type="float" office:value="2" calcext:value-type="float">
            <text:p>2</text:p>
          </table:table-cell>
          <table:table-cell table:formula="of:=IF([.G48]=2;16;IF([.G48]=0;17;IF([.G48]=7;18;IF([.G48]=6;19;IF([.G48]=1;20;IF([.G48]=3;21;IF([.G48]=4;22;23)))))))-16" office:value-type="float" office:value="3" calcext:value-type="float">
            <text:p>3</text:p>
          </table:table-cell>
          <table:table-cell table:formula="of:=DEC2HEX(BITOR(BITLSHIFT(1; [.H48]);BITLSHIFT(1; [.J48]));2)" office:value-type="string" office:string-value="24" calcext:value-type="string">
            <text:p>24</text:p>
          </table:table-cell>
          <table:table-cell table:formula="of:=DEC2HEX(BITLSHIFT(1; [.H48]);2)" office:value-type="string" office:string-value="20" calcext:value-type="string">
            <text:p>20</text:p>
          </table:table-cell>
          <table:table-cell table:formula="of:=COM.MICROSOFT.CONCAT(&quot;0x&quot;;[.L48];[.M48];&quot;,&quot;)" office:value-type="string" office:string-value="0x2420," calcext:value-type="string">
            <text:p>0x2420,</text:p>
          </table:table-cell>
          <table:table-cell table:formula="of:=DEC2HEX(BITOR(BITLSHIFT(1; [.I48]);BITLSHIFT(1; [.K48]));2)" office:value-type="string" office:string-value="28" calcext:value-type="string">
            <text:p>28</text:p>
          </table:table-cell>
          <table:table-cell table:formula="of:=DEC2HEX(BITLSHIFT(1; [.I48]);2)" office:value-type="string" office:string-value="20" calcext:value-type="string">
            <text:p>20</text:p>
          </table:table-cell>
          <table:table-cell table:formula="of:=COM.MICROSOFT.CONCAT(&quot;0x&quot;;[.O48];[.P48];&quot;,&quot;)" office:value-type="string" office:string-value="0x2820," calcext:value-type="string">
            <text:p>0x2820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9]=2;16;IF([.D49]=0;17;IF([.D49]=7;18;IF([.D49]=6;19;IF([.D49]=1;20;IF([.D49]=3;21;IF([.D49]=4;22;23)))))))-16" office:value-type="float" office:value="6" calcext:value-type="float">
            <text:p>6</text:p>
          </table:table-cell>
          <table:table-cell table:formula="of:=IF([.E49]=2;16;IF([.E49]=0;17;IF([.E49]=7;18;IF([.E49]=6;19;IF([.E49]=1;20;IF([.E49]=3;21;IF([.E49]=4;22;23)))))))-16" office:value-type="float" office:value="6" calcext:value-type="float">
            <text:p>6</text:p>
          </table:table-cell>
          <table:table-cell table:formula="of:=IF([.F49]=2;16;IF([.F49]=0;17;IF([.F49]=7;18;IF([.F49]=6;19;IF([.F49]=1;20;IF([.F49]=3;21;IF([.F49]=4;22;23)))))))-16" office:value-type="float" office:value="2" calcext:value-type="float">
            <text:p>2</text:p>
          </table:table-cell>
          <table:table-cell table:formula="of:=IF([.G49]=2;16;IF([.G49]=0;17;IF([.G49]=7;18;IF([.G49]=6;19;IF([.G49]=1;20;IF([.G49]=3;21;IF([.G49]=4;22;23)))))))-16" office:value-type="float" office:value="3" calcext:value-type="float">
            <text:p>3</text:p>
          </table:table-cell>
          <table:table-cell table:formula="of:=DEC2HEX(BITOR(BITLSHIFT(1; [.H49]);BITLSHIFT(1; [.J49]));2)" office:value-type="string" office:string-value="44" calcext:value-type="string">
            <text:p>44</text:p>
          </table:table-cell>
          <table:table-cell table:formula="of:=DEC2HEX(BITLSHIFT(1; [.H49]);2)" office:value-type="string" office:string-value="40" calcext:value-type="string">
            <text:p>40</text:p>
          </table:table-cell>
          <table:table-cell table:formula="of:=COM.MICROSOFT.CONCAT(&quot;0x&quot;;[.L49];[.M49];&quot;,&quot;)" office:value-type="string" office:string-value="0x4440," calcext:value-type="string">
            <text:p>0x4440,</text:p>
          </table:table-cell>
          <table:table-cell table:formula="of:=DEC2HEX(BITOR(BITLSHIFT(1; [.I49]);BITLSHIFT(1; [.K49]));2)" office:value-type="string" office:string-value="48" calcext:value-type="string">
            <text:p>48</text:p>
          </table:table-cell>
          <table:table-cell table:formula="of:=DEC2HEX(BITLSHIFT(1; [.I49]);2)" office:value-type="string" office:string-value="40" calcext:value-type="string">
            <text:p>40</text:p>
          </table:table-cell>
          <table:table-cell table:formula="of:=COM.MICROSOFT.CONCAT(&quot;0x&quot;;[.O49];[.P49];&quot;,&quot;)" office:value-type="string" office:string-value="0x4840," calcext:value-type="string">
            <text:p>0x4840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50]=2;16;IF([.D50]=0;17;IF([.D50]=7;18;IF([.D50]=6;19;IF([.D50]=1;20;IF([.D50]=3;21;IF([.D50]=4;22;23)))))))-16" office:value-type="float" office:value="7" calcext:value-type="float">
            <text:p>7</text:p>
          </table:table-cell>
          <table:table-cell table:formula="of:=IF([.E50]=2;16;IF([.E50]=0;17;IF([.E50]=7;18;IF([.E50]=6;19;IF([.E50]=1;20;IF([.E50]=3;21;IF([.E50]=4;22;23)))))))-16" office:value-type="float" office:value="7" calcext:value-type="float">
            <text:p>7</text:p>
          </table:table-cell>
          <table:table-cell table:formula="of:=IF([.F50]=2;16;IF([.F50]=0;17;IF([.F50]=7;18;IF([.F50]=6;19;IF([.F50]=1;20;IF([.F50]=3;21;IF([.F50]=4;22;23)))))))-16" office:value-type="float" office:value="2" calcext:value-type="float">
            <text:p>2</text:p>
          </table:table-cell>
          <table:table-cell table:formula="of:=IF([.G50]=2;16;IF([.G50]=0;17;IF([.G50]=7;18;IF([.G50]=6;19;IF([.G50]=1;20;IF([.G50]=3;21;IF([.G50]=4;22;23)))))))-16" office:value-type="float" office:value="3" calcext:value-type="float">
            <text:p>3</text:p>
          </table:table-cell>
          <table:table-cell table:formula="of:=DEC2HEX(BITOR(BITLSHIFT(1; [.H50]);BITLSHIFT(1; [.J50]));2)" office:value-type="string" office:string-value="84" calcext:value-type="string">
            <text:p>84</text:p>
          </table:table-cell>
          <table:table-cell table:formula="of:=DEC2HEX(BITLSHIFT(1; [.H50]);2)" office:value-type="string" office:string-value="80" calcext:value-type="string">
            <text:p>80</text:p>
          </table:table-cell>
          <table:table-cell table:formula="of:=COM.MICROSOFT.CONCAT(&quot;0x&quot;;[.L50];[.M50];&quot;,&quot;)" office:value-type="string" office:string-value="0x8480," calcext:value-type="string">
            <text:p>0x8480,</text:p>
          </table:table-cell>
          <table:table-cell table:formula="of:=DEC2HEX(BITOR(BITLSHIFT(1; [.I50]);BITLSHIFT(1; [.K50]));2)" office:value-type="string" office:string-value="88" calcext:value-type="string">
            <text:p>88</text:p>
          </table:table-cell>
          <table:table-cell table:formula="of:=DEC2HEX(BITLSHIFT(1; [.I50]);2)" office:value-type="string" office:string-value="80" calcext:value-type="string">
            <text:p>80</text:p>
          </table:table-cell>
          <table:table-cell table:formula="of:=COM.MICROSOFT.CONCAT(&quot;0x&quot;;[.O50];[.P50];&quot;,&quot;)" office:value-type="string" office:string-value="0x8880," calcext:value-type="string">
            <text:p>0x8880,</text:p>
          </table:table-cell>
        </table:table-row>
      </table:table>
      <table:named-expressions/>
      <table:database-ranges>
        <table:database-range table:name="__Anonymous_Sheet_DB__1" table:target-range-address="Sheet2.A27:Sheet2.Q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5:13:03.587308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12:12:17.759504830</meta:creation-date>
    <meta:editing-duration>P2DT6H6M22S</meta:editing-duration>
    <meta:editing-cycles>14</meta:editing-cycles>
    <meta:generator>LibreOffice/25.8.6.2$Linux_X86_64 LibreOffice_project/a46b460d1686bb49c718d2ef5f88b83ff2dc4981</meta:generator>
    <dc:date>2026-04-10T15:32:10.506356613</dc:date>
    <meta:document-statistic meta:table-count="2" meta:cell-count="879" meta:object-count="0"/>
  </office:meta>
</office:document-meta>
</file>